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636c3" officeooo:paragraph-rsid="001636c3"/>
    </style:style>
    <style:style style:name="P2" style:family="paragraph" style:parent-style-name="Text_20_body">
      <style:text-properties officeooo:rsid="00182216" officeooo:paragraph-rsid="00182216"/>
    </style:style>
    <style:style style:name="P3" style:family="paragraph" style:parent-style-name="Text_20_body">
      <style:text-properties officeooo:rsid="00182216" officeooo:paragraph-rsid="0018d7b9"/>
    </style:style>
    <style:style style:name="P4" style:family="paragraph" style:parent-style-name="Text_20_body">
      <style:text-properties officeooo:rsid="001958f4" officeooo:paragraph-rsid="001958f4"/>
    </style:style>
    <style:style style:name="P5" style:family="paragraph" style:parent-style-name="Text_20_body">
      <style:text-properties fo:font-weight="normal" style:font-weight-asian="normal" style:font-weight-complex="normal"/>
    </style:style>
    <style:style style:name="P6" style:family="paragraph" style:parent-style-name="Text_20_body">
      <style:text-properties fo:font-weight="normal" officeooo:rsid="001ae4fa" officeooo:paragraph-rsid="001cc6f6" style:font-weight-asian="normal" style:font-weight-complex="normal"/>
    </style:style>
    <style:style style:name="P7" style:family="paragraph" style:parent-style-name="Text_20_body">
      <style:text-properties fo:font-weight="normal" officeooo:rsid="001d658c" officeooo:paragraph-rsid="001d658c" style:font-weight-asian="normal" style:font-weight-complex="normal"/>
    </style:style>
    <style:style style:name="P8" style:family="paragraph" style:parent-style-name="Text_20_body">
      <style:text-properties fo:font-weight="normal" officeooo:rsid="002a1b3d" officeooo:paragraph-rsid="002a1b3d" style:font-weight-asian="normal" style:font-weight-complex="normal"/>
    </style:style>
    <style:style style:name="P9" style:family="paragraph" style:parent-style-name="Text_20_body">
      <style:text-properties fo:font-weight="normal" officeooo:rsid="00416bf4" officeooo:paragraph-rsid="00416bf4" style:font-weight-asian="normal" style:font-weight-complex="normal"/>
    </style:style>
    <style:style style:name="P10" style:family="paragraph" style:parent-style-name="Text_20_body">
      <style:text-properties fo:font-weight="normal" officeooo:rsid="0042b90a" officeooo:paragraph-rsid="0042b90a" style:font-weight-asian="normal" style:font-weight-complex="normal"/>
    </style:style>
    <style:style style:name="P11" style:family="paragraph" style:parent-style-name="Text_20_body">
      <style:text-properties fo:font-weight="normal" officeooo:rsid="004af853" officeooo:paragraph-rsid="004af853" style:font-weight-asian="normal" style:font-weight-complex="normal"/>
    </style:style>
    <style:style style:name="P12" style:family="paragraph" style:parent-style-name="Text_20_body">
      <style:text-properties fo:font-weight="normal" officeooo:rsid="004af853" officeooo:paragraph-rsid="004cc777" style:font-weight-asian="normal" style:font-weight-complex="normal"/>
    </style:style>
    <style:style style:name="P13" style:family="paragraph" style:parent-style-name="Text_20_body">
      <style:text-properties fo:font-weight="normal" officeooo:rsid="001ef63c" officeooo:paragraph-rsid="001ef63c" style:font-weight-asian="normal" style:font-weight-complex="normal"/>
    </style:style>
    <style:style style:name="P14" style:family="paragraph" style:parent-style-name="Text_20_body">
      <style:text-properties fo:font-weight="normal" officeooo:rsid="004098a0" officeooo:paragraph-rsid="004098a0" style:font-weight-asian="normal" style:font-weight-complex="normal"/>
    </style:style>
    <style:style style:name="P15" style:family="paragraph" style:parent-style-name="Text_20_body">
      <style:text-properties fo:font-weight="normal" officeooo:rsid="0051848d" officeooo:paragraph-rsid="0051848d" style:font-weight-asian="normal" style:font-weight-complex="normal"/>
    </style:style>
    <style:style style:name="P16" style:family="paragraph" style:parent-style-name="Text_20_body">
      <style:text-properties fo:font-weight="normal" officeooo:rsid="00562bc3" officeooo:paragraph-rsid="00562bc3" style:font-weight-asian="normal" style:font-weight-complex="normal"/>
    </style:style>
    <style:style style:name="P17" style:family="paragraph" style:parent-style-name="Text_20_body">
      <style:text-properties fo:font-weight="normal" officeooo:rsid="0061aeb1" officeooo:paragraph-rsid="0061aeb1" style:font-weight-asian="normal" style:font-weight-complex="normal"/>
    </style:style>
    <style:style style:name="P18" style:family="paragraph" style:parent-style-name="Text_20_body">
      <style:text-properties fo:font-weight="normal" officeooo:rsid="0065b799" officeooo:paragraph-rsid="0065b799" style:font-weight-asian="normal" style:font-weight-complex="normal"/>
    </style:style>
    <style:style style:name="P19" style:family="paragraph" style:parent-style-name="Text_20_body">
      <style:text-properties fo:font-weight="normal" officeooo:rsid="0068fb39" officeooo:paragraph-rsid="0069b88c" style:font-weight-asian="normal" style:font-weight-complex="normal"/>
    </style:style>
    <style:style style:name="P20" style:family="paragraph" style:parent-style-name="Text_20_body">
      <style:text-properties fo:font-weight="normal" officeooo:rsid="006d78a0" officeooo:paragraph-rsid="006d78a0" style:font-weight-asian="normal" style:font-weight-complex="normal"/>
    </style:style>
    <style:style style:name="P21" style:family="paragraph" style:parent-style-name="Text_20_body">
      <style:text-properties fo:font-weight="normal" officeooo:rsid="007bc30e" officeooo:paragraph-rsid="007bc30e" style:font-weight-asian="normal" style:font-weight-complex="normal"/>
    </style:style>
    <style:style style:name="P22" style:family="paragraph" style:parent-style-name="Text_20_body">
      <style:text-properties fo:font-weight="normal" officeooo:rsid="007e248b" officeooo:paragraph-rsid="007e248b" style:font-weight-asian="normal" style:font-weight-complex="normal"/>
    </style:style>
    <style:style style:name="P23" style:family="paragraph" style:parent-style-name="Text_20_body">
      <style:text-properties fo:font-weight="normal" officeooo:rsid="007e91a3" officeooo:paragraph-rsid="0080d382" style:font-weight-asian="normal" style:font-weight-complex="normal"/>
    </style:style>
    <style:style style:name="P24" style:family="paragraph" style:parent-style-name="Text_20_body">
      <style:text-properties fo:font-weight="normal" officeooo:rsid="00819de9" officeooo:paragraph-rsid="00819de9" style:font-weight-asian="normal" style:font-weight-complex="normal"/>
    </style:style>
    <style:style style:name="P25" style:family="paragraph" style:parent-style-name="Text_20_body">
      <style:text-properties fo:font-weight="normal" officeooo:rsid="00838d09" officeooo:paragraph-rsid="00838d09" style:font-weight-asian="normal" style:font-weight-complex="normal"/>
    </style:style>
    <style:style style:name="P26" style:family="paragraph" style:parent-style-name="Text_20_body">
      <style:text-properties fo:font-weight="normal" officeooo:rsid="0085c008" officeooo:paragraph-rsid="0085c008" style:font-weight-asian="normal" style:font-weight-complex="normal"/>
    </style:style>
    <style:style style:name="P27" style:family="paragraph" style:parent-style-name="Text_20_body">
      <style:text-properties fo:font-weight="normal" officeooo:rsid="0088d869" officeooo:paragraph-rsid="0088a347" style:font-weight-asian="normal" style:font-weight-complex="normal"/>
    </style:style>
    <style:style style:name="P28" style:family="paragraph" style:parent-style-name="Text_20_body">
      <style:text-properties fo:font-weight="normal" officeooo:rsid="008a6bf2" officeooo:paragraph-rsid="008a6bf2" style:font-weight-asian="normal" style:font-weight-complex="normal"/>
    </style:style>
    <style:style style:name="P29" style:family="paragraph" style:parent-style-name="Text_20_body">
      <style:text-properties fo:font-weight="normal" officeooo:rsid="008f4fd2" officeooo:paragraph-rsid="008f4fd2" style:font-weight-asian="normal" style:font-weight-complex="normal"/>
    </style:style>
    <style:style style:name="P30" style:family="paragraph" style:parent-style-name="Text_20_body">
      <style:text-properties fo:font-weight="normal" officeooo:rsid="0090e8ad" officeooo:paragraph-rsid="0090e8ad" style:font-weight-asian="normal" style:font-weight-complex="normal"/>
    </style:style>
    <style:style style:name="P31" style:family="paragraph" style:parent-style-name="Text_20_body">
      <style:text-properties fo:font-weight="normal" officeooo:rsid="0099f8d6" officeooo:paragraph-rsid="0099f8d6" style:font-weight-asian="normal" style:font-weight-complex="normal"/>
    </style:style>
    <style:style style:name="P32" style:family="paragraph" style:parent-style-name="Text_20_body">
      <style:text-properties officeooo:rsid="002206b5" officeooo:paragraph-rsid="002206b5"/>
    </style:style>
    <style:style style:name="P33" style:family="paragraph" style:parent-style-name="Text_20_body">
      <style:text-properties officeooo:rsid="00229653" officeooo:paragraph-rsid="00229653"/>
    </style:style>
    <style:style style:name="P34" style:family="paragraph" style:parent-style-name="Text_20_body">
      <style:text-properties officeooo:rsid="00252f44" officeooo:paragraph-rsid="00252f44"/>
    </style:style>
    <style:style style:name="P35" style:family="paragraph" style:parent-style-name="Text_20_body">
      <style:text-properties officeooo:rsid="0026647f" officeooo:paragraph-rsid="0026647f"/>
    </style:style>
    <style:style style:name="P36" style:family="paragraph" style:parent-style-name="Text_20_body">
      <style:text-properties officeooo:rsid="0027b4e3" officeooo:paragraph-rsid="0027b4e3"/>
    </style:style>
    <style:style style:name="P37" style:family="paragraph" style:parent-style-name="Text_20_body">
      <style:text-properties fo:font-weight="bold" officeooo:rsid="002bb911" officeooo:paragraph-rsid="002bb911" style:font-weight-asian="bold" style:font-weight-complex="bold"/>
    </style:style>
    <style:style style:name="P38" style:family="paragraph" style:parent-style-name="Text_20_body">
      <style:text-properties fo:font-weight="bold" officeooo:rsid="0032460d" officeooo:paragraph-rsid="0032460d" style:font-weight-asian="bold" style:font-weight-complex="bold"/>
    </style:style>
    <style:style style:name="P39" style:family="paragraph" style:parent-style-name="Text_20_body">
      <style:text-properties fo:font-weight="bold" officeooo:rsid="0042b90a" officeooo:paragraph-rsid="0042b90a" style:font-weight-asian="bold" style:font-weight-complex="bold"/>
    </style:style>
    <style:style style:name="P40" style:family="paragraph" style:parent-style-name="Text_20_body">
      <style:text-properties fo:font-weight="bold" officeooo:rsid="0057c440" officeooo:paragraph-rsid="0057c440" style:font-weight-asian="bold" style:font-weight-complex="bold"/>
    </style:style>
    <style:style style:name="P41" style:family="paragraph" style:parent-style-name="Text_20_body">
      <style:text-properties fo:font-weight="bold" officeooo:rsid="00588133" officeooo:paragraph-rsid="00588133" style:font-weight-asian="bold" style:font-weight-complex="bold"/>
    </style:style>
    <style:style style:name="P42" style:family="paragraph" style:parent-style-name="Text_20_body">
      <style:text-properties fo:font-weight="bold" officeooo:rsid="0018d7b9" officeooo:paragraph-rsid="0018d7b9" style:font-weight-asian="bold" style:font-weight-complex="bold"/>
    </style:style>
    <style:style style:name="P43" style:family="paragraph" style:parent-style-name="Text_20_body">
      <style:text-properties fo:font-weight="bold" officeooo:rsid="001ae4fa" officeooo:paragraph-rsid="001cc6f6" style:font-weight-asian="bold" style:font-weight-complex="bold"/>
    </style:style>
    <style:style style:name="P44" style:family="paragraph" style:parent-style-name="Text_20_body">
      <style:text-properties fo:font-weight="bold" officeooo:rsid="004a2473" officeooo:paragraph-rsid="004a2473" style:font-weight-asian="bold" style:font-weight-complex="bold"/>
    </style:style>
    <style:style style:name="P45" style:family="paragraph" style:parent-style-name="Text_20_body">
      <style:text-properties fo:font-weight="bold" officeooo:rsid="006d78a0" officeooo:paragraph-rsid="006d78a0" style:font-weight-asian="bold" style:font-weight-complex="bold"/>
    </style:style>
    <style:style style:name="P46" style:family="paragraph" style:parent-style-name="Text_20_body">
      <style:text-properties fo:font-weight="bold" officeooo:rsid="0088a347" officeooo:paragraph-rsid="0088a347" style:font-weight-asian="bold" style:font-weight-complex="bold"/>
    </style:style>
    <style:style style:name="P47" style:family="paragraph" style:parent-style-name="Text_20_body">
      <style:text-properties fo:font-weight="bold" officeooo:rsid="0088a347" officeooo:paragraph-rsid="00890531" style:font-weight-asian="bold" style:font-weight-complex="bold"/>
    </style:style>
    <style:style style:name="P48" style:family="paragraph" style:parent-style-name="Text_20_body">
      <style:text-properties fo:font-weight="bold" officeooo:rsid="00890531" officeooo:paragraph-rsid="00890531" style:font-weight-asian="bold" style:font-weight-complex="bold"/>
    </style:style>
    <style:style style:name="P49" style:family="paragraph" style:parent-style-name="Text_20_body">
      <style:text-properties fo:font-weight="bold" officeooo:rsid="0096ab47" officeooo:paragraph-rsid="0096ab47" style:font-weight-asian="bold" style:font-weight-complex="bold"/>
    </style:style>
    <style:style style:name="P50" style:family="paragraph" style:parent-style-name="Text_20_body">
      <style:text-properties fo:font-weight="bold" officeooo:rsid="0099f8d6" officeooo:paragraph-rsid="0099f8d6" style:font-weight-asian="bold" style:font-weight-complex="bold"/>
    </style:style>
    <style:style style:name="P51" style:family="paragraph" style:parent-style-name="Text_20_body">
      <style:text-properties officeooo:rsid="0032460d" officeooo:paragraph-rsid="0032460d"/>
    </style:style>
    <style:style style:name="P52" style:family="paragraph" style:parent-style-name="Text_20_body">
      <style:text-properties officeooo:rsid="00352bf0" officeooo:paragraph-rsid="00352bf0"/>
    </style:style>
    <style:style style:name="P53" style:family="paragraph" style:parent-style-name="Text_20_body">
      <style:text-properties officeooo:rsid="00371d51" officeooo:paragraph-rsid="00371d51"/>
    </style:style>
    <style:style style:name="P54" style:family="paragraph" style:parent-style-name="Text_20_body">
      <style:text-properties officeooo:rsid="003b6e60" officeooo:paragraph-rsid="003b6e60"/>
    </style:style>
    <style:style style:name="P55" style:family="paragraph" style:parent-style-name="Text_20_body">
      <style:text-properties officeooo:rsid="00416bf4" officeooo:paragraph-rsid="00416bf4"/>
    </style:style>
    <style:style style:name="P56" style:family="paragraph" style:parent-style-name="Text_20_body">
      <style:text-properties officeooo:rsid="00423631" officeooo:paragraph-rsid="00423631"/>
    </style:style>
    <style:style style:name="P57" style:family="paragraph" style:parent-style-name="Text_20_body">
      <style:text-properties officeooo:rsid="0042b90a" officeooo:paragraph-rsid="0044b89b"/>
    </style:style>
    <style:style style:name="P58" style:family="paragraph" style:parent-style-name="Text_20_body">
      <style:text-properties officeooo:rsid="004efa58" officeooo:paragraph-rsid="004efa58"/>
    </style:style>
    <style:style style:name="P59" style:family="paragraph" style:parent-style-name="Text_20_body">
      <style:text-properties officeooo:rsid="0057c440" officeooo:paragraph-rsid="0057c440"/>
    </style:style>
    <style:style style:name="P60" style:family="paragraph" style:parent-style-name="Text_20_body">
      <style:text-properties officeooo:rsid="0044b89b" officeooo:paragraph-rsid="0044b89b"/>
    </style:style>
    <style:style style:name="P61" style:family="paragraph" style:parent-style-name="Text_20_body">
      <style:text-properties officeooo:rsid="00662d05" officeooo:paragraph-rsid="00662d05"/>
    </style:style>
    <style:style style:name="P62" style:family="paragraph" style:parent-style-name="Text_20_body">
      <style:text-properties officeooo:rsid="006f86bb" officeooo:paragraph-rsid="006f86bb"/>
    </style:style>
    <style:style style:name="P63" style:family="paragraph" style:parent-style-name="Text_20_body">
      <style:text-properties officeooo:rsid="00703539" officeooo:paragraph-rsid="00703539"/>
    </style:style>
    <style:style style:name="P64" style:family="paragraph" style:parent-style-name="Text_20_body">
      <style:text-properties officeooo:rsid="0070fabc" officeooo:paragraph-rsid="0070fabc"/>
    </style:style>
    <style:style style:name="P65" style:family="paragraph" style:parent-style-name="Text_20_body">
      <style:text-properties officeooo:rsid="0073118c" officeooo:paragraph-rsid="0073118c"/>
    </style:style>
    <style:style style:name="P66" style:family="paragraph" style:parent-style-name="Text_20_body">
      <style:text-properties officeooo:rsid="0073375c" officeooo:paragraph-rsid="0073375c"/>
    </style:style>
    <style:style style:name="P67" style:family="paragraph" style:parent-style-name="Text_20_body">
      <style:text-properties officeooo:rsid="007b1510" officeooo:paragraph-rsid="007b1510"/>
    </style:style>
    <style:style style:name="P68" style:family="paragraph" style:parent-style-name="Text_20_body">
      <style:text-properties officeooo:rsid="007b2c58" officeooo:paragraph-rsid="007b2c58"/>
    </style:style>
    <style:style style:name="P69" style:family="paragraph" style:parent-style-name="Text_20_body">
      <style:text-properties officeooo:rsid="007bc30e" officeooo:paragraph-rsid="007bc30e"/>
    </style:style>
    <style:style style:name="P70" style:family="paragraph" style:parent-style-name="Text_20_body">
      <style:text-properties officeooo:rsid="007e248b" officeooo:paragraph-rsid="007e248b"/>
    </style:style>
    <style:style style:name="P71" style:family="paragraph" style:parent-style-name="Text_20_body">
      <style:text-properties officeooo:rsid="00838d09" officeooo:paragraph-rsid="00838d09"/>
    </style:style>
    <style:style style:name="P72" style:family="paragraph" style:parent-style-name="Text_20_body">
      <style:text-properties officeooo:rsid="0084d1dd" officeooo:paragraph-rsid="0084d1dd"/>
    </style:style>
    <style:style style:name="P73" style:family="paragraph" style:parent-style-name="Text_20_body">
      <style:text-properties officeooo:rsid="00947371" officeooo:paragraph-rsid="00953e47"/>
    </style:style>
    <style:style style:name="P74" style:family="paragraph" style:parent-style-name="Text_20_body">
      <style:text-properties officeooo:rsid="0096ab47" officeooo:paragraph-rsid="0096ab47"/>
    </style:style>
    <style:style style:name="P75" style:family="paragraph" style:parent-style-name="Text_20_body">
      <style:text-properties officeooo:rsid="00997a67" officeooo:paragraph-rsid="00997a67"/>
    </style:style>
    <style:style style:name="P76" style:family="paragraph" style:parent-style-name="Text_20_body">
      <style:text-properties officeooo:rsid="0099f8d6" officeooo:paragraph-rsid="0099f8d6"/>
    </style:style>
    <style:style style:name="P77" style:family="paragraph" style:parent-style-name="Heading_20_2">
      <style:text-properties officeooo:rsid="002206b5" officeooo:paragraph-rsid="002206b5"/>
    </style:style>
    <style:style style:name="P78" style:family="paragraph" style:parent-style-name="Heading_20_2">
      <style:text-properties fo:font-weight="normal" style:font-weight-asian="normal" style:font-weight-complex="normal"/>
    </style:style>
    <style:style style:name="P79" style:family="paragraph" style:parent-style-name="Heading_20_2">
      <style:text-properties officeooo:rsid="0073375c" officeooo:paragraph-rsid="0073375c"/>
    </style:style>
    <style:style style:name="P80" style:family="paragraph" style:parent-style-name="Contents_20_3">
      <style:paragraph-properties>
        <style:tab-stops>
          <style:tab-stop style:position="6.5319in" style:type="right" style:leader-style="dotted" style:leader-text="."/>
        </style:tab-stops>
      </style:paragraph-properties>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Heading_20_3">
      <style:text-properties fo:font-weight="normal" style:font-weight-asian="normal" style:font-weight-complex="normal"/>
    </style:style>
    <style:style style:name="P83" style:family="paragraph" style:parent-style-name="Heading_20_3">
      <style:text-properties fo:font-weight="bold" style:font-weight-asian="bold" style:font-weight-complex="bold"/>
    </style:style>
    <style:style style:name="P84" style:family="paragraph" style:parent-style-name="Heading_20_3">
      <style:text-properties fo:font-weight="bold" officeooo:rsid="004cc777" officeooo:paragraph-rsid="004cc777" style:font-weight-asian="bold" style:font-weight-complex="bold"/>
    </style:style>
    <style:style style:name="P85" style:family="paragraph" style:parent-style-name="Heading_20_3">
      <style:text-properties fo:font-weight="bold" officeooo:paragraph-rsid="008d7dbc" style:font-weight-asian="bold" style:font-weight-complex="bold"/>
    </style:style>
    <style:style style:name="P86" style:family="paragraph" style:parent-style-name="Heading_20_3">
      <style:text-properties officeooo:paragraph-rsid="004cc777"/>
    </style:style>
    <style:style style:name="P87" style:family="paragraph" style:parent-style-name="Heading_20_3">
      <style:text-properties officeooo:paragraph-rsid="0062d21b"/>
    </style:style>
    <style:style style:name="P88" style:family="paragraph" style:parent-style-name="Heading_20_3" style:list-style-name="L18">
      <style:paragraph-properties fo:margin-left="0in" fo:margin-right="0in" fo:text-indent="-0.25in" style:auto-text-indent="false"/>
      <style:text-properties officeooo:rsid="0069b88c" officeooo:paragraph-rsid="0069b88c"/>
    </style:style>
    <style:style style:name="P89" style:family="paragraph" style:parent-style-name="Heading_20_3" style:list-style-name="L18">
      <style:paragraph-properties fo:margin-left="0in" fo:margin-right="0in" fo:text-indent="-0.25in" style:auto-text-indent="false"/>
      <style:text-properties officeooo:rsid="006ad899" officeooo:paragraph-rsid="006ad899"/>
    </style:style>
    <style:style style:name="P90" style:family="paragraph" style:parent-style-name="Heading_20_3" style:list-style-name="L18">
      <style:paragraph-properties fo:margin-left="0in" fo:margin-right="0in" fo:text-indent="-0.25in" style:auto-text-indent="false"/>
      <style:text-properties officeooo:rsid="006ad899" officeooo:paragraph-rsid="006ba6d2"/>
    </style:style>
    <style:style style:name="P91" style:family="paragraph" style:parent-style-name="Contents_20_2">
      <style:paragraph-properties>
        <style:tab-stops>
          <style:tab-stop style:position="6.7283in" style:type="right" style:leader-style="dotted" style:leader-text="."/>
        </style:tab-stops>
      </style:paragraph-properties>
    </style:style>
    <style:style style:name="P92" style:family="paragraph" style:parent-style-name="Text_20_body" style:list-style-name="L1">
      <style:text-properties officeooo:rsid="001958f4" officeooo:paragraph-rsid="001958f4"/>
    </style:style>
    <style:style style:name="P93" style:family="paragraph" style:parent-style-name="Text_20_body" style:list-style-name="L2">
      <style:text-properties officeooo:rsid="001636c3" officeooo:paragraph-rsid="001636c3"/>
    </style:style>
    <style:style style:name="P94" style:family="paragraph" style:parent-style-name="Text_20_body" style:list-style-name="L3">
      <style:text-properties officeooo:rsid="0018d7b9" officeooo:paragraph-rsid="00182216"/>
    </style:style>
    <style:style style:name="P95" style:family="paragraph" style:parent-style-name="Text_20_body" style:list-style-name="L3">
      <style:text-properties officeooo:rsid="0018d7b9" officeooo:paragraph-rsid="0018d7b9"/>
    </style:style>
    <style:style style:name="P96" style:family="paragraph" style:parent-style-name="Text_20_body" style:list-style-name="L5">
      <style:text-properties officeooo:rsid="0018d7b9" officeooo:paragraph-rsid="001ef63c"/>
    </style:style>
    <style:style style:name="P97" style:family="paragraph" style:parent-style-name="Text_20_body" style:list-style-name="L4">
      <style:text-properties fo:font-weight="normal" officeooo:rsid="001d658c" officeooo:paragraph-rsid="001d658c" style:font-weight-asian="normal" style:font-weight-complex="normal"/>
    </style:style>
    <style:style style:name="P98" style:family="paragraph" style:parent-style-name="Text_20_body" style:list-style-name="L5">
      <style:text-properties fo:font-weight="normal" officeooo:rsid="001ef63c" officeooo:paragraph-rsid="001ef63c" style:font-weight-asian="normal" style:font-weight-complex="normal"/>
    </style:style>
    <style:style style:name="P99" style:family="paragraph" style:parent-style-name="Text_20_body" style:list-style-name="L7">
      <style:text-properties fo:font-weight="normal" officeooo:rsid="002a1b3d" officeooo:paragraph-rsid="002cce14" style:font-weight-asian="normal" style:font-weight-complex="normal"/>
    </style:style>
    <style:style style:name="P100" style:family="paragraph" style:parent-style-name="Text_20_body" style:list-style-name="L7">
      <style:text-properties fo:font-weight="normal" officeooo:rsid="002a1b3d" officeooo:paragraph-rsid="002e8df8" style:font-weight-asian="normal" style:font-weight-complex="normal"/>
    </style:style>
    <style:style style:name="P101" style:family="paragraph" style:parent-style-name="Text_20_body" style:list-style-name="L7">
      <style:text-properties fo:font-weight="normal" officeooo:rsid="002e8df8" officeooo:paragraph-rsid="002e8df8" style:font-weight-asian="normal" style:font-weight-complex="normal"/>
    </style:style>
    <style:style style:name="P102" style:family="paragraph" style:parent-style-name="Text_20_body" style:list-style-name="L10">
      <style:text-properties fo:font-weight="normal" officeooo:rsid="003865a7" officeooo:paragraph-rsid="003865a7" style:font-weight-asian="normal" style:font-weight-complex="normal"/>
    </style:style>
    <style:style style:name="P103" style:family="paragraph" style:parent-style-name="Text_20_body" style:list-style-name="L11">
      <style:text-properties fo:font-weight="normal" officeooo:rsid="004098a0" officeooo:paragraph-rsid="004098a0" style:font-weight-asian="normal" style:font-weight-complex="normal"/>
    </style:style>
    <style:style style:name="P104" style:family="paragraph" style:parent-style-name="Text_20_body" style:list-style-name="L11">
      <style:text-properties fo:font-weight="normal" officeooo:rsid="003f8f5c" officeooo:paragraph-rsid="0040d519" style:font-weight-asian="normal" style:font-weight-complex="normal"/>
    </style:style>
    <style:style style:name="P105" style:family="paragraph" style:parent-style-name="Text_20_body" style:list-style-name="L12">
      <style:text-properties fo:font-weight="normal" officeooo:rsid="0040d519" officeooo:paragraph-rsid="0040d519" style:font-weight-asian="normal" style:font-weight-complex="normal"/>
    </style:style>
    <style:style style:name="P106" style:family="paragraph" style:parent-style-name="Text_20_body" style:list-style-name="L12">
      <style:text-properties fo:font-weight="normal" officeooo:rsid="00416bf4" officeooo:paragraph-rsid="00416bf4" style:font-weight-asian="normal" style:font-weight-complex="normal"/>
    </style:style>
    <style:style style:name="P107" style:family="paragraph" style:parent-style-name="Text_20_body" style:list-style-name="L13">
      <style:text-properties fo:font-weight="normal" officeooo:rsid="00485707" officeooo:paragraph-rsid="00485707" style:font-weight-asian="normal" style:font-weight-complex="normal"/>
    </style:style>
    <style:style style:name="P108" style:family="paragraph" style:parent-style-name="Text_20_body" style:list-style-name="L13">
      <style:text-properties fo:font-weight="normal" officeooo:rsid="0049caf4" officeooo:paragraph-rsid="00485707" style:font-weight-asian="normal" style:font-weight-complex="normal"/>
    </style:style>
    <style:style style:name="P109" style:family="paragraph" style:parent-style-name="Text_20_body" style:list-style-name="L14">
      <style:text-properties fo:font-weight="normal" officeooo:rsid="004af853" officeooo:paragraph-rsid="004af853" style:font-weight-asian="normal" style:font-weight-complex="normal"/>
    </style:style>
    <style:style style:name="P110" style:family="paragraph" style:parent-style-name="Text_20_body" style:list-style-name="L14">
      <style:text-properties fo:font-weight="normal" officeooo:rsid="004af853" officeooo:paragraph-rsid="004cc777" style:font-weight-asian="normal" style:font-weight-complex="normal"/>
    </style:style>
    <style:style style:name="P111" style:family="paragraph" style:parent-style-name="Text_20_body" style:list-style-name="L15">
      <style:text-properties fo:font-weight="normal" officeooo:rsid="0051848d" officeooo:paragraph-rsid="0051848d" style:font-weight-asian="normal" style:font-weight-complex="normal"/>
    </style:style>
    <style:style style:name="P112" style:family="paragraph" style:parent-style-name="Text_20_body" style:list-style-name="L16">
      <style:text-properties fo:font-weight="normal" officeooo:rsid="0062d21b" officeooo:paragraph-rsid="0062d21b" style:font-weight-asian="normal" style:font-weight-complex="normal"/>
    </style:style>
    <style:style style:name="P113" style:family="paragraph" style:parent-style-name="Text_20_body" style:list-style-name="L17">
      <style:text-properties fo:font-weight="normal" officeooo:rsid="0064795e" officeooo:paragraph-rsid="0064795e" style:font-weight-asian="normal" style:font-weight-complex="normal"/>
    </style:style>
    <style:style style:name="P114" style:family="paragraph" style:parent-style-name="Text_20_body" style:list-style-name="L17">
      <style:text-properties fo:font-weight="normal" officeooo:rsid="0065b799" officeooo:paragraph-rsid="0065b799" style:font-weight-asian="normal" style:font-weight-complex="normal"/>
    </style:style>
    <style:style style:name="P115" style:family="paragraph" style:parent-style-name="Text_20_body" style:list-style-name="L18">
      <style:text-properties fo:font-weight="normal" officeooo:rsid="0068053e" officeooo:paragraph-rsid="0068053e" style:font-weight-asian="normal" style:font-weight-complex="normal"/>
    </style:style>
    <style:style style:name="P116" style:family="paragraph" style:parent-style-name="Text_20_body" style:list-style-name="L18">
      <style:text-properties fo:font-weight="normal" officeooo:rsid="00662d05" officeooo:paragraph-rsid="0068fb39" style:font-weight-asian="normal" style:font-weight-complex="normal"/>
    </style:style>
    <style:style style:name="P117" style:family="paragraph" style:parent-style-name="Text_20_body" style:list-style-name="L18">
      <style:text-properties fo:font-weight="normal" officeooo:rsid="00662d05" officeooo:paragraph-rsid="0069b88c" style:font-weight-asian="normal" style:font-weight-complex="normal"/>
    </style:style>
    <style:style style:name="P118" style:family="paragraph" style:parent-style-name="Text_20_body" style:list-style-name="L18">
      <style:text-properties fo:font-weight="normal" officeooo:rsid="00662d05" officeooo:paragraph-rsid="006a3b50" style:font-weight-asian="normal" style:font-weight-complex="normal"/>
    </style:style>
    <style:style style:name="P119" style:family="paragraph" style:parent-style-name="Text_20_body" style:list-style-name="L18">
      <style:text-properties fo:font-weight="normal" officeooo:rsid="00662d05" officeooo:paragraph-rsid="006ad899" style:font-weight-asian="normal" style:font-weight-complex="normal"/>
    </style:style>
    <style:style style:name="P120" style:family="paragraph" style:parent-style-name="Text_20_body" style:list-style-name="L18">
      <style:text-properties fo:font-weight="normal" officeooo:rsid="00662d05" officeooo:paragraph-rsid="006ba6d2" style:font-weight-asian="normal" style:font-weight-complex="normal"/>
    </style:style>
    <style:style style:name="P121" style:family="paragraph" style:parent-style-name="Text_20_body" style:list-style-name="L18">
      <style:text-properties fo:font-weight="normal" officeooo:rsid="0068fb39" officeooo:paragraph-rsid="0068fb39" style:font-weight-asian="normal" style:font-weight-complex="normal"/>
    </style:style>
    <style:style style:name="P122" style:family="paragraph" style:parent-style-name="Text_20_body" style:list-style-name="L18">
      <style:text-properties fo:font-weight="normal" officeooo:rsid="0068fb39" officeooo:paragraph-rsid="0069b88c" style:font-weight-asian="normal" style:font-weight-complex="normal"/>
    </style:style>
    <style:style style:name="P123" style:family="paragraph" style:parent-style-name="Text_20_body" style:list-style-name="L18">
      <style:text-properties fo:font-weight="normal" officeooo:rsid="0068fb39" officeooo:paragraph-rsid="006a3b50" style:font-weight-asian="normal" style:font-weight-complex="normal"/>
    </style:style>
    <style:style style:name="P124" style:family="paragraph" style:parent-style-name="Text_20_body" style:list-style-name="L18">
      <style:text-properties fo:font-weight="normal" officeooo:rsid="0068fb39" officeooo:paragraph-rsid="006ad899" style:font-weight-asian="normal" style:font-weight-complex="normal"/>
    </style:style>
    <style:style style:name="P125" style:family="paragraph" style:parent-style-name="Text_20_body" style:list-style-name="L18">
      <style:text-properties fo:font-weight="normal" officeooo:rsid="0068fb39" officeooo:paragraph-rsid="006ba6d2" style:font-weight-asian="normal" style:font-weight-complex="normal"/>
    </style:style>
    <style:style style:name="P126" style:family="paragraph" style:parent-style-name="Text_20_body" style:list-style-name="L19">
      <style:text-properties fo:font-weight="normal" officeooo:rsid="006d78a0" officeooo:paragraph-rsid="006d78a0" style:font-weight-asian="normal" style:font-weight-complex="normal"/>
    </style:style>
    <style:style style:name="P127" style:family="paragraph" style:parent-style-name="Text_20_body" style:list-style-name="L22">
      <style:text-properties fo:font-weight="normal" officeooo:rsid="007e248b" officeooo:paragraph-rsid="007e248b" style:font-weight-asian="normal" style:font-weight-complex="normal"/>
    </style:style>
    <style:style style:name="P128" style:family="paragraph" style:parent-style-name="Text_20_body" style:list-style-name="L22">
      <style:text-properties fo:font-weight="normal" officeooo:rsid="007e91a3" officeooo:paragraph-rsid="0080d382" style:font-weight-asian="normal" style:font-weight-complex="normal"/>
    </style:style>
    <style:style style:name="P129" style:family="paragraph" style:parent-style-name="Text_20_body" style:list-style-name="L23">
      <style:text-properties fo:font-weight="normal" officeooo:rsid="00819de9" officeooo:paragraph-rsid="00819de9" style:font-weight-asian="normal" style:font-weight-complex="normal"/>
    </style:style>
    <style:style style:name="P130" style:family="paragraph" style:parent-style-name="Text_20_body">
      <style:text-properties fo:font-weight="normal" officeooo:rsid="0088d869" officeooo:paragraph-rsid="0088a347" style:font-weight-asian="normal" style:font-weight-complex="normal"/>
    </style:style>
    <style:style style:name="P131" style:family="paragraph" style:parent-style-name="Text_20_body">
      <style:text-properties fo:font-weight="normal" officeooo:rsid="0088d869" officeooo:paragraph-rsid="00890531" style:font-weight-asian="normal" style:font-weight-complex="normal"/>
    </style:style>
    <style:style style:name="P132" style:family="paragraph" style:parent-style-name="Text_20_body" style:list-style-name="L24">
      <style:text-properties fo:font-weight="normal" officeooo:rsid="008b97ec" officeooo:paragraph-rsid="008b97ec" style:font-weight-asian="normal" style:font-weight-complex="normal"/>
    </style:style>
    <style:style style:name="P133" style:family="paragraph" style:parent-style-name="Text_20_body" style:list-style-name="L26">
      <style:text-properties fo:font-weight="normal" officeooo:rsid="00919408" officeooo:paragraph-rsid="00919408" style:font-weight-asian="normal" style:font-weight-complex="normal"/>
    </style:style>
    <style:style style:name="P134" style:family="paragraph" style:parent-style-name="Text_20_body" style:list-style-name="L27">
      <style:text-properties fo:font-weight="normal" officeooo:rsid="0092a586" officeooo:paragraph-rsid="0092a586" style:font-weight-asian="normal" style:font-weight-complex="normal"/>
    </style:style>
    <style:style style:name="P135" style:family="paragraph" style:parent-style-name="Text_20_body">
      <style:text-properties fo:font-weight="normal" officeooo:rsid="0092a586" officeooo:paragraph-rsid="0092a586" style:font-weight-asian="normal" style:font-weight-complex="normal"/>
    </style:style>
    <style:style style:name="P136" style:family="paragraph" style:parent-style-name="Text_20_body" style:list-style-name="L28">
      <style:text-properties fo:font-weight="normal" officeooo:rsid="00953e47" officeooo:paragraph-rsid="00953e47" style:font-weight-asian="normal" style:font-weight-complex="normal"/>
    </style:style>
    <style:style style:name="P137" style:family="paragraph" style:parent-style-name="Text_20_body">
      <style:text-properties fo:font-weight="normal" officeooo:rsid="0096ab47" officeooo:paragraph-rsid="0096ab47" style:font-weight-asian="normal" style:font-weight-complex="normal"/>
    </style:style>
    <style:style style:name="P138" style:family="paragraph" style:parent-style-name="Text_20_body">
      <style:text-properties fo:font-weight="normal" officeooo:rsid="0099f8d6" officeooo:paragraph-rsid="0099f8d6" style:font-weight-asian="normal" style:font-weight-complex="normal"/>
    </style:style>
    <style:style style:name="P139" style:family="paragraph" style:parent-style-name="Text_20_body" style:list-style-name="L6">
      <style:text-properties officeooo:rsid="002206b5" officeooo:paragraph-rsid="002206b5"/>
    </style:style>
    <style:style style:name="P140" style:family="paragraph" style:parent-style-name="Text_20_body" style:list-style-name="L6">
      <style:text-properties officeooo:rsid="00229653" officeooo:paragraph-rsid="00229653"/>
    </style:style>
    <style:style style:name="P141" style:family="paragraph" style:parent-style-name="Text_20_body" style:list-style-name="L7">
      <style:text-properties officeooo:rsid="0027b4e3" officeooo:paragraph-rsid="0027b4e3"/>
    </style:style>
    <style:style style:name="P142" style:family="paragraph" style:parent-style-name="Text_20_body" style:list-style-name="L7">
      <style:text-properties officeooo:rsid="0027b4e3" officeooo:paragraph-rsid="002a1b3d"/>
    </style:style>
    <style:style style:name="P143" style:family="paragraph" style:parent-style-name="Text_20_body" style:list-style-name="L7">
      <style:text-properties officeooo:rsid="0027b4e3" officeooo:paragraph-rsid="002cce14"/>
    </style:style>
    <style:style style:name="P144" style:family="paragraph" style:parent-style-name="Text_20_body" style:list-style-name="L7">
      <style:text-properties officeooo:rsid="0027c577" officeooo:paragraph-rsid="0027c577"/>
    </style:style>
    <style:style style:name="P145" style:family="paragraph" style:parent-style-name="Text_20_body" style:list-style-name="L7">
      <style:text-properties officeooo:rsid="0027c577" officeooo:paragraph-rsid="002a1b3d"/>
    </style:style>
    <style:style style:name="P146" style:family="paragraph" style:parent-style-name="Text_20_body" style:list-style-name="L7">
      <style:text-properties officeooo:rsid="0027c577" officeooo:paragraph-rsid="002cce14"/>
    </style:style>
    <style:style style:name="P147" style:family="paragraph" style:parent-style-name="Text_20_body" style:list-style-name="L7">
      <style:text-properties fo:font-weight="bold" officeooo:rsid="0027c577" officeooo:paragraph-rsid="0027c577" style:font-weight-asian="bold" style:font-weight-complex="bold"/>
    </style:style>
    <style:style style:name="P148" style:family="paragraph" style:parent-style-name="Text_20_body" style:list-style-name="L7">
      <style:text-properties fo:font-weight="bold" officeooo:rsid="002ba7bb" officeooo:paragraph-rsid="002ba7bb" style:font-weight-asian="bold" style:font-weight-complex="bold"/>
    </style:style>
    <style:style style:name="P149" style:family="paragraph" style:parent-style-name="Text_20_body" style:list-style-name="L7">
      <style:text-properties fo:font-weight="bold" officeooo:rsid="0031bd5d" officeooo:paragraph-rsid="0031bd5d" style:font-weight-asian="bold" style:font-weight-complex="bold"/>
    </style:style>
    <style:style style:name="P150" style:family="paragraph" style:parent-style-name="Text_20_body" style:list-style-name="L8">
      <style:text-properties fo:font-weight="bold" officeooo:rsid="0032460d" officeooo:paragraph-rsid="0032460d" style:font-weight-asian="bold" style:font-weight-complex="bold"/>
    </style:style>
    <style:style style:name="P151" style:family="paragraph" style:parent-style-name="Text_20_body" style:list-style-name="L12">
      <style:text-properties fo:font-weight="bold" officeooo:rsid="00416bf4" officeooo:paragraph-rsid="00416bf4" style:font-weight-asian="bold" style:font-weight-complex="bold"/>
    </style:style>
    <style:style style:name="P152" style:family="paragraph" style:parent-style-name="Text_20_body" style:list-style-name="L13">
      <style:text-properties fo:font-weight="bold" officeooo:rsid="0046dcd5" officeooo:paragraph-rsid="0046dcd5" style:font-weight-asian="bold" style:font-weight-complex="bold"/>
    </style:style>
    <style:style style:name="P153" style:family="paragraph" style:parent-style-name="Text_20_body" style:list-style-name="L13">
      <style:text-properties fo:font-weight="bold" officeooo:rsid="00485707" officeooo:paragraph-rsid="00485707" style:font-weight-asian="bold" style:font-weight-complex="bold"/>
    </style:style>
    <style:style style:name="P154" style:family="paragraph" style:parent-style-name="Text_20_body" style:list-style-name="L15">
      <style:text-properties fo:font-weight="bold" officeooo:rsid="0050fd41" officeooo:paragraph-rsid="0050fd41" style:font-weight-asian="bold" style:font-weight-complex="bold"/>
    </style:style>
    <style:style style:name="P155" style:family="paragraph" style:parent-style-name="Text_20_body" style:list-style-name="L16">
      <style:text-properties fo:font-weight="bold" officeooo:rsid="0062d21b" officeooo:paragraph-rsid="0062d21b" style:font-weight-asian="bold" style:font-weight-complex="bold"/>
    </style:style>
    <style:style style:name="P156" style:family="paragraph" style:parent-style-name="Text_20_body" style:list-style-name="L19">
      <style:text-properties fo:font-weight="bold" officeooo:rsid="006d78a0" officeooo:paragraph-rsid="006d78a0" style:font-weight-asian="bold" style:font-weight-complex="bold"/>
    </style:style>
    <style:style style:name="P157" style:family="paragraph" style:parent-style-name="Text_20_body" style:list-style-name="L22">
      <style:text-properties fo:font-weight="bold" officeooo:rsid="007e248b" officeooo:paragraph-rsid="007e248b" style:font-weight-asian="bold" style:font-weight-complex="bold"/>
    </style:style>
    <style:style style:name="P158" style:family="paragraph" style:parent-style-name="Text_20_body" style:list-style-name="L22">
      <style:text-properties fo:font-weight="bold" officeooo:rsid="007fda7a" officeooo:paragraph-rsid="0080d382" style:font-weight-asian="bold" style:font-weight-complex="bold"/>
    </style:style>
    <style:style style:name="P159" style:family="paragraph" style:parent-style-name="Text_20_body" style:list-style-name="L7">
      <style:text-properties officeooo:rsid="002a1b3d" officeooo:paragraph-rsid="002a1b3d"/>
    </style:style>
    <style:style style:name="P160" style:family="paragraph" style:parent-style-name="Text_20_body" style:list-style-name="L7">
      <style:text-properties officeooo:rsid="002a1b3d" officeooo:paragraph-rsid="002cce14"/>
    </style:style>
    <style:style style:name="P161" style:family="paragraph" style:parent-style-name="Text_20_body" style:list-style-name="L7">
      <style:text-properties officeooo:rsid="002a1b3d" officeooo:paragraph-rsid="002e8df8"/>
    </style:style>
    <style:style style:name="P162" style:family="paragraph" style:parent-style-name="Text_20_body" style:list-style-name="L8">
      <style:text-properties officeooo:rsid="0032460d" officeooo:paragraph-rsid="0032460d"/>
    </style:style>
    <style:style style:name="P163" style:family="paragraph" style:parent-style-name="Text_20_body" style:list-style-name="L9">
      <style:text-properties officeooo:paragraph-rsid="00371d51"/>
    </style:style>
    <style:style style:name="P164" style:family="paragraph" style:parent-style-name="Text_20_body" style:list-style-name="L10">
      <style:text-properties officeooo:paragraph-rsid="003865a7"/>
    </style:style>
    <style:style style:name="P165" style:family="paragraph" style:parent-style-name="Text_20_body" style:list-style-name="L11">
      <style:text-properties officeooo:rsid="003f8f5c" officeooo:paragraph-rsid="003f8f5c"/>
    </style:style>
    <style:style style:name="P166" style:family="paragraph" style:parent-style-name="Text_20_body" style:list-style-name="L11">
      <style:text-properties officeooo:rsid="004098a0" officeooo:paragraph-rsid="004098a0"/>
    </style:style>
    <style:style style:name="P167" style:family="paragraph" style:parent-style-name="Text_20_body" style:list-style-name="L11">
      <style:text-properties officeooo:rsid="0040d519" officeooo:paragraph-rsid="0040d519"/>
    </style:style>
    <style:style style:name="P168" style:family="paragraph" style:parent-style-name="Text_20_body" style:list-style-name="L13">
      <style:text-properties officeooo:rsid="0046dcd5" officeooo:paragraph-rsid="0046dcd5"/>
    </style:style>
    <style:style style:name="P169" style:family="paragraph" style:parent-style-name="Text_20_body" style:list-style-name="L13">
      <style:text-properties officeooo:rsid="0046dcd5" officeooo:paragraph-rsid="004a2473"/>
    </style:style>
    <style:style style:name="P170" style:family="paragraph" style:parent-style-name="Text_20_body" style:list-style-name="L13">
      <style:text-properties officeooo:rsid="004a2473" officeooo:paragraph-rsid="004a2473"/>
    </style:style>
    <style:style style:name="P171" style:family="paragraph" style:parent-style-name="Text_20_body" style:list-style-name="L14">
      <style:text-properties officeooo:rsid="004af853" officeooo:paragraph-rsid="004af853"/>
    </style:style>
    <style:style style:name="P172" style:family="paragraph" style:parent-style-name="Text_20_body" style:list-style-name="L14">
      <style:text-properties officeooo:rsid="004af853" officeooo:paragraph-rsid="004cc777"/>
    </style:style>
    <style:style style:name="P173" style:family="paragraph" style:parent-style-name="Text_20_body" style:list-style-name="L15">
      <style:text-properties officeooo:rsid="004f3431" officeooo:paragraph-rsid="004f3431"/>
    </style:style>
    <style:style style:name="P174" style:family="paragraph" style:parent-style-name="Text_20_body" style:list-style-name="L15">
      <style:text-properties officeooo:rsid="004f3431" officeooo:paragraph-rsid="0050f03d"/>
    </style:style>
    <style:style style:name="P175" style:family="paragraph" style:parent-style-name="Text_20_body" style:list-style-name="L16">
      <style:text-properties officeooo:rsid="0062d21b" officeooo:paragraph-rsid="0062d21b"/>
    </style:style>
    <style:style style:name="P176" style:family="paragraph" style:parent-style-name="Text_20_body" style:list-style-name="L17">
      <style:text-properties officeooo:rsid="0062d21b" officeooo:paragraph-rsid="0062d21b"/>
    </style:style>
    <style:style style:name="P177" style:family="paragraph" style:parent-style-name="Text_20_body" style:list-style-name="L18">
      <style:text-properties officeooo:rsid="00662d05" officeooo:paragraph-rsid="00662d05"/>
    </style:style>
    <style:style style:name="P178" style:family="paragraph" style:parent-style-name="Text_20_body" style:list-style-name="L20">
      <style:text-properties officeooo:rsid="0074cd71" officeooo:paragraph-rsid="0074cd71"/>
    </style:style>
    <style:style style:name="P179" style:family="paragraph" style:parent-style-name="Text_20_body" style:list-style-name="L20">
      <style:text-properties officeooo:rsid="007683a3" officeooo:paragraph-rsid="007683a3"/>
    </style:style>
    <style:style style:name="P180" style:family="paragraph" style:parent-style-name="Text_20_body" style:list-style-name="L20">
      <style:text-properties officeooo:rsid="0079ded8" officeooo:paragraph-rsid="0079ded8"/>
    </style:style>
    <style:style style:name="P181" style:family="paragraph" style:parent-style-name="Text_20_body" style:list-style-name="L21">
      <style:text-properties officeooo:rsid="007b1510" officeooo:paragraph-rsid="007b1510"/>
    </style:style>
    <style:style style:name="P182" style:family="paragraph" style:parent-style-name="Text_20_body" style:list-style-name="L22">
      <style:text-properties officeooo:rsid="007e91a3" officeooo:paragraph-rsid="007e91a3"/>
    </style:style>
    <style:style style:name="P183" style:family="paragraph" style:parent-style-name="Text_20_body" style:list-style-name="L23">
      <style:text-properties officeooo:paragraph-rsid="00819de9"/>
    </style:style>
    <style:style style:name="P184" style:family="paragraph" style:parent-style-name="Text_20_body" style:list-style-name="L25">
      <style:text-properties officeooo:rsid="00919320" officeooo:paragraph-rsid="00919320"/>
    </style:style>
    <style:style style:name="P185" style:family="paragraph" style:parent-style-name="Text_20_body" style:list-style-name="L26">
      <style:text-properties officeooo:paragraph-rsid="00919408"/>
    </style:style>
    <style:style style:name="P186" style:family="paragraph" style:parent-style-name="Text_20_body" style:list-style-name="L27">
      <style:text-properties officeooo:paragraph-rsid="0092a586"/>
    </style:style>
    <style:style style:name="P187" style:family="paragraph" style:parent-style-name="Text_20_body" style:list-style-name="L27">
      <style:text-properties officeooo:rsid="0092a586" officeooo:paragraph-rsid="0092a586"/>
    </style:style>
    <style:style style:name="P188" style:family="paragraph" style:parent-style-name="Text_20_body" style:list-style-name="L29">
      <style:text-properties officeooo:rsid="00703539" officeooo:paragraph-rsid="00703539"/>
    </style:style>
    <style:style style:name="T1" style:family="text">
      <style:text-properties officeooo:rsid="00182216"/>
    </style:style>
    <style:style style:name="T2" style:family="text">
      <style:text-properties officeooo:rsid="0018d7b9"/>
    </style:style>
    <style:style style:name="T3" style:family="text">
      <style:text-properties officeooo:rsid="001958f4"/>
    </style:style>
    <style:style style:name="T4" style:family="text">
      <style:text-properties fo:font-weight="bold" style:font-weight-asian="bold" style:font-weight-complex="bold"/>
    </style:style>
    <style:style style:name="T5" style:family="text">
      <style:text-properties fo:font-weight="bold" officeooo:rsid="0018d7b9" style:font-weight-asian="bold" style:font-weight-complex="bold"/>
    </style:style>
    <style:style style:name="T6" style:family="text">
      <style:text-properties fo:font-weight="bold" officeooo:rsid="00371d51" style:font-weight-asian="bold" style:font-weight-complex="bold"/>
    </style:style>
    <style:style style:name="T7" style:family="text">
      <style:text-properties fo:font-weight="bold" officeooo:rsid="003865a7" style:font-weight-asian="bold" style:font-weight-complex="bold"/>
    </style:style>
    <style:style style:name="T8" style:family="text">
      <style:text-properties fo:font-weight="bold" officeooo:rsid="004cc777" style:font-weight-asian="bold" style:font-weight-complex="bold"/>
    </style:style>
    <style:style style:name="T9" style:family="text">
      <style:text-properties fo:font-weight="bold" officeooo:rsid="004d6ac4" style:font-weight-asian="bold" style:font-weight-complex="bold"/>
    </style:style>
    <style:style style:name="T10" style:family="text">
      <style:text-properties fo:font-weight="bold" officeooo:rsid="0050f03d" style:font-weight-asian="bold" style:font-weight-complex="bold"/>
    </style:style>
    <style:style style:name="T11" style:family="text">
      <style:text-properties fo:font-weight="bold" officeooo:rsid="00819de9" style:font-weight-asian="bold" style:font-weight-complex="bold"/>
    </style:style>
    <style:style style:name="T12" style:family="text">
      <style:text-properties fo:font-weight="bold" officeooo:rsid="00919408" style:font-weight-asian="bold" style:font-weight-complex="bold"/>
    </style:style>
    <style:style style:name="T13" style:family="text">
      <style:text-properties fo:font-weight="bold" officeooo:rsid="0092a586" style:font-weight-asian="bold" style:font-weight-complex="bold"/>
    </style:style>
    <style:style style:name="T14" style:family="text">
      <style:text-properties fo:font-weight="bold" officeooo:rsid="00953e47" style:font-weight-asian="bold" style:font-weight-complex="bold"/>
    </style:style>
    <style:style style:name="T15" style:family="text">
      <style:text-properties officeooo:rsid="001cc6f6"/>
    </style:style>
    <style:style style:name="T16" style:family="text">
      <style:text-properties officeooo:rsid="001d658c"/>
    </style:style>
    <style:style style:name="T17" style:family="text">
      <style:text-properties fo:font-weight="normal" style:font-weight-asian="normal" style:font-weight-complex="normal"/>
    </style:style>
    <style:style style:name="T18" style:family="text">
      <style:text-properties fo:font-weight="normal" officeooo:rsid="001ef63c" style:font-weight-asian="normal" style:font-weight-complex="normal"/>
    </style:style>
    <style:style style:name="T19" style:family="text">
      <style:text-properties fo:font-weight="normal" officeooo:rsid="001958f4" style:font-weight-asian="normal" style:font-weight-complex="normal"/>
    </style:style>
    <style:style style:name="T20" style:family="text">
      <style:text-properties fo:font-weight="normal" officeooo:rsid="003f8f5c" style:font-weight-asian="normal" style:font-weight-complex="normal"/>
    </style:style>
    <style:style style:name="T21" style:family="text">
      <style:text-properties fo:font-weight="normal" officeooo:rsid="0049caf4" style:font-weight-asian="normal" style:font-weight-complex="normal"/>
    </style:style>
    <style:style style:name="T22" style:family="text">
      <style:text-properties fo:font-weight="normal" officeooo:rsid="004cc777" style:font-weight-asian="normal" style:font-weight-complex="normal"/>
    </style:style>
    <style:style style:name="T23" style:family="text">
      <style:text-properties fo:font-weight="normal" officeooo:rsid="0050f03d" style:font-weight-asian="normal" style:font-weight-complex="normal"/>
    </style:style>
    <style:style style:name="T24" style:family="text">
      <style:text-properties fo:font-weight="normal" officeooo:rsid="0050fd41" style:font-weight-asian="normal" style:font-weight-complex="normal"/>
    </style:style>
    <style:style style:name="T25" style:family="text">
      <style:text-properties fo:font-weight="normal" officeooo:rsid="00588133" style:font-weight-asian="normal" style:font-weight-complex="normal"/>
    </style:style>
    <style:style style:name="T26" style:family="text">
      <style:text-properties fo:font-weight="normal" officeooo:rsid="0068053e" style:font-weight-asian="normal" style:font-weight-complex="normal"/>
    </style:style>
    <style:style style:name="T27" style:family="text">
      <style:text-properties fo:font-weight="normal" officeooo:rsid="007e91a3" style:font-weight-asian="normal" style:font-weight-complex="normal"/>
    </style:style>
    <style:style style:name="T28" style:family="text">
      <style:text-properties fo:font-weight="normal" officeooo:rsid="008143f2" style:font-weight-asian="normal" style:font-weight-complex="normal"/>
    </style:style>
    <style:style style:name="T29" style:family="text">
      <style:text-properties fo:font-weight="normal" officeooo:rsid="00819de9" style:font-weight-asian="normal" style:font-weight-complex="normal"/>
    </style:style>
    <style:style style:name="T30" style:family="text">
      <style:text-properties fo:font-weight="normal" officeooo:rsid="0084d1dd" style:font-weight-asian="normal" style:font-weight-complex="normal"/>
    </style:style>
    <style:style style:name="T31" style:family="text">
      <style:text-properties fo:font-weight="normal" officeooo:rsid="0088d869" style:font-weight-asian="normal" style:font-weight-complex="normal"/>
    </style:style>
    <style:style style:name="T32" style:family="text">
      <style:text-properties fo:font-weight="normal" officeooo:rsid="00890531" style:font-weight-asian="normal" style:font-weight-complex="normal"/>
    </style:style>
    <style:style style:name="T33" style:family="text">
      <style:text-properties fo:font-weight="normal" officeooo:rsid="008c7935" style:font-weight-asian="normal" style:font-weight-complex="normal"/>
    </style:style>
    <style:style style:name="T34" style:family="text">
      <style:text-properties fo:font-weight="normal" officeooo:rsid="008d7dbc" style:font-weight-asian="normal" style:font-weight-complex="normal"/>
    </style:style>
    <style:style style:name="T35" style:family="text">
      <style:text-properties fo:font-weight="normal" officeooo:rsid="00919408" style:font-weight-asian="normal" style:font-weight-complex="normal"/>
    </style:style>
    <style:style style:name="T36" style:family="text">
      <style:text-properties fo:font-weight="normal" officeooo:rsid="0092a586" style:font-weight-asian="normal" style:font-weight-complex="normal"/>
    </style:style>
    <style:style style:name="T37" style:family="text">
      <style:text-properties fo:font-weight="normal" officeooo:rsid="00953e47" style:font-weight-asian="normal" style:font-weight-complex="normal"/>
    </style:style>
    <style:style style:name="T38" style:family="text">
      <style:text-properties officeooo:rsid="0026647f"/>
    </style:style>
    <style:style style:name="T39" style:family="text">
      <style:text-properties officeooo:rsid="0027c577"/>
    </style:style>
    <style:style style:name="T40" style:family="text">
      <style:text-properties officeooo:rsid="0029aa4a"/>
    </style:style>
    <style:style style:name="T41" style:family="text">
      <style:text-properties officeooo:rsid="002a1b3d"/>
    </style:style>
    <style:style style:name="T42" style:family="text">
      <style:text-properties officeooo:rsid="002cce14"/>
    </style:style>
    <style:style style:name="T43" style:family="text">
      <style:text-properties officeooo:rsid="00371d51"/>
    </style:style>
    <style:style style:name="T44" style:family="text">
      <style:text-properties officeooo:rsid="003a2c41"/>
    </style:style>
    <style:style style:name="T45" style:family="text">
      <style:text-properties officeooo:rsid="003c5881"/>
    </style:style>
    <style:style style:name="T46" style:family="text">
      <style:text-properties officeooo:rsid="0044b89b"/>
    </style:style>
    <style:style style:name="T47" style:family="text">
      <style:text-properties officeooo:rsid="004cc777"/>
    </style:style>
    <style:style style:name="T48" style:family="text">
      <style:text-properties officeooo:rsid="0069b88c"/>
    </style:style>
    <style:style style:name="T49" style:family="text">
      <style:text-properties officeooo:rsid="006a3b50"/>
    </style:style>
    <style:style style:name="T50" style:family="text">
      <style:text-properties officeooo:rsid="006ad899"/>
    </style:style>
    <style:style style:name="T51" style:family="text">
      <style:text-properties officeooo:rsid="006ba6d2"/>
    </style:style>
    <style:style style:name="T52" style:family="text">
      <style:text-properties officeooo:rsid="0070fabc"/>
    </style:style>
    <style:style style:name="T53" style:family="text">
      <style:text-properties style:text-position="super 58%"/>
    </style:style>
    <style:style style:name="T54" style:family="text">
      <style:text-properties style:text-position="super 58%" fo:font-weight="normal" style:font-weight-asian="normal" style:font-weight-complex="normal"/>
    </style:style>
    <style:style style:name="T55" style:family="text">
      <style:text-properties style:text-position="super 58%" fo:font-weight="normal" officeooo:rsid="0084d1dd" style:font-weight-asian="normal" style:font-weight-complex="normal"/>
    </style:style>
    <style:style style:name="T56" style:family="text">
      <style:text-properties style:text-position="super 58%" fo:font-weight="bold" style:font-weight-asian="bold" style:font-weight-complex="bold"/>
    </style:style>
    <style:style style:name="T57" style:family="text">
      <style:text-properties officeooo:rsid="00726120"/>
    </style:style>
    <style:style style:name="T58" style:family="text">
      <style:text-properties officeooo:rsid="00758961"/>
    </style:style>
    <style:style style:name="T59" style:family="text">
      <style:text-properties officeooo:rsid="0078808d"/>
    </style:style>
    <style:style style:name="T60" style:family="text">
      <style:text-properties officeooo:rsid="008670f9"/>
    </style:style>
    <style:style style:name="T61" style:family="text">
      <style:text-properties officeooo:rsid="00890531"/>
    </style:style>
    <style:style style:name="T62" style:family="text">
      <style:text-properties officeooo:rsid="0088d869"/>
    </style:style>
    <style:style style:name="T63" style:family="text">
      <style:text-properties officeooo:rsid="008fed3a"/>
    </style:style>
    <style:style style:name="T64" style:family="text">
      <style:text-properties officeooo:rsid="0092a586"/>
    </style:style>
    <style:style style:name="T65" style:family="text">
      <style:text-properties officeooo:rsid="0099f8d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Help manual Draft </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633_1822288982" text:style-name="Index_20_Link" text:visited-style-name="Index_20_Link">Properties<text:tab/>3</text:a></text:p>
          <text:p text:style-name="P91"><text:a xlink:type="simple" xlink:href="#__RefHeading__635_1822288982" text:style-name="Index_20_Link" text:visited-style-name="Index_20_Link">1. Position:<text:tab/>3</text:a></text:p>
          <text:p text:style-name="P91"><text:a xlink:type="simple" xlink:href="#__RefHeading__637_1822288982" text:style-name="Index_20_Link" text:visited-style-name="Index_20_Link">2. Dimension<text:tab/>4</text:a></text:p>
          <text:p text:style-name="P91"><text:a xlink:type="simple" xlink:href="#__RefHeading__639_1822288982" text:style-name="Index_20_Link" text:visited-style-name="Index_20_Link">3. Rotate<text:tab/>4</text:a></text:p>
          <text:p text:style-name="P91"><text:a xlink:type="simple" xlink:href="#__RefHeading__641_1822288982" text:style-name="Index_20_Link" text:visited-style-name="Index_20_Link">4. Fill<text:tab/>4</text:a></text:p>
          <text:p text:style-name="P80"><text:a xlink:type="simple" xlink:href="#__RefHeading__643_1822288982" text:style-name="Index_20_Link" text:visited-style-name="Index_20_Link">Solid<text:tab/>4</text:a></text:p>
          <text:p text:style-name="P80"><text:a xlink:type="simple" xlink:href="#__RefHeading__645_1822288982" text:style-name="Index_20_Link" text:visited-style-name="Index_20_Link">Linear Gradient<text:tab/>5</text:a></text:p>
          <text:p text:style-name="P80"><text:a xlink:type="simple" xlink:href="#__RefHeading__647_1822288982" text:style-name="Index_20_Link" text:visited-style-name="Index_20_Link">Radial Gradient<text:tab/>5</text:a></text:p>
          <text:p text:style-name="P80"><text:a xlink:type="simple" xlink:href="#__RefHeading__649_1822288982" text:style-name="Index_20_Link" text:visited-style-name="Index_20_Link">Applying Gradient<text:tab/>5</text:a></text:p>
          <text:p text:style-name="P80"><text:a xlink:type="simple" xlink:href="#__RefHeading__651_1822288982" text:style-name="Index_20_Link" text:visited-style-name="Index_20_Link">Editing Gradient<text:tab/>6</text:a></text:p>
          <text:p text:style-name="P80"><text:a xlink:type="simple" xlink:href="#__RefHeading__653_1822288982" text:style-name="Index_20_Link" text:visited-style-name="Index_20_Link">Deleting Gradient<text:tab/>6</text:a></text:p>
          <text:p text:style-name="P91"><text:a xlink:type="simple" xlink:href="#__RefHeading__655_1822288982" text:style-name="Index_20_Link" text:visited-style-name="Index_20_Link">Stroke<text:tab/>6</text:a></text:p>
          <text:p text:style-name="P80"><text:a xlink:type="simple" xlink:href="#__RefHeading__657_1822288982" text:style-name="Index_20_Link" text:visited-style-name="Index_20_Link">Stroke-Color<text:tab/>6</text:a></text:p>
          <text:p text:style-name="P80"><text:a xlink:type="simple" xlink:href="#__RefHeading__659_1822288982" text:style-name="Index_20_Link" text:visited-style-name="Index_20_Link">Stroke-Thickness<text:tab/>6</text:a></text:p>
          <text:p text:style-name="P80"><text:a xlink:type="simple" xlink:href="#__RefHeading__661_1822288982" text:style-name="Index_20_Link" text:visited-style-name="Index_20_Link">Stroke-Pattern<text:tab/>6</text:a></text:p>
          <text:p text:style-name="P91"><text:a xlink:type="simple" xlink:href="#__RefHeading__663_1822288982" text:style-name="Index_20_Link" text:visited-style-name="Index_20_Link">Opacity<text:tab/>7</text:a></text:p>
          <text:p text:style-name="P91"><text:a xlink:type="simple" xlink:href="#__RefHeading__665_1822288982" text:style-name="Index_20_Link" text:visited-style-name="Index_20_Link">Closed Path<text:tab/>7</text:a></text:p>
          <text:p text:style-name="P91"><text:a xlink:type="simple" xlink:href="#__RefHeading__667_1822288982" text:style-name="Index_20_Link" text:visited-style-name="Index_20_Link">Markers:<text:tab/>7</text:a></text:p>
          <text:p text:style-name="P80"><text:a xlink:type="simple" xlink:href="#__RefHeading__669_1822288982" text:style-name="Index_20_Link" text:visited-style-name="Index_20_Link">Adding Marker<text:tab/>7</text:a></text:p>
          <text:p text:style-name="P80"><text:a xlink:type="simple" xlink:href="#__RefHeading__671_1822288982" text:style-name="Index_20_Link" text:visited-style-name="Index_20_Link">Deleting Marker<text:tab/>7</text:a></text:p>
          <text:p text:style-name="P80"><text:a xlink:type="simple" xlink:href="#__RefHeading__673_1822288982" text:style-name="Index_20_Link" text:visited-style-name="Index_20_Link">Outline Color of Marker<text:tab/>8</text:a></text:p>
          <text:p text:style-name="P80"><text:a xlink:type="simple" xlink:href="#__RefHeading__675_1822288982" text:style-name="Index_20_Link" text:visited-style-name="Index_20_Link">Background Color of Marker<text:tab/>8</text:a></text:p>
          <text:p text:style-name="P91"><text:a xlink:type="simple" xlink:href="#__RefHeading__677_1822288982" text:style-name="Index_20_Link" text:visited-style-name="Index_20_Link">Editing Path Points<text:tab/>8</text:a></text:p>
          <text:p text:style-name="P91"><text:a xlink:type="simple" xlink:href="#__RefHeading__679_1822288982" text:style-name="Index_20_Link" text:visited-style-name="Index_20_Link">Modifying Elliptic Curve<text:tab/>8</text:a></text:p>
          <text:p text:style-name="P80"><text:a xlink:type="simple" xlink:href="#__RefHeading__681_1822288982" text:style-name="Index_20_Link" text:visited-style-name="Index_20_Link">Modifying Freehand Drawing Objects<text:tab/>9</text:a></text:p>
          <text:p text:style-name="P80"><text:a xlink:type="simple" xlink:href="#__RefHeading__683_1822288982" text:style-name="Index_20_Link" text:visited-style-name="Index_20_Link">Smoothen:<text:tab/>9</text:a></text:p>
          <text:p text:style-name="P80"><text:a xlink:type="simple" xlink:href="#__RefHeading__685_1822288982" text:style-name="Index_20_Link" text:visited-style-name="Index_20_Link">Redraw:<text:tab/>9</text:a></text:p>
          <text:p text:style-name="P80"><text:a xlink:type="simple" xlink:href="#__RefHeading__687_1822288982" text:style-name="Index_20_Link" text:visited-style-name="Index_20_Link">Erase<text:tab/>9</text:a></text:p>
          <text:p text:style-name="P91"><text:a xlink:type="simple" xlink:href="#__RefHeading__689_1822288982" text:style-name="Index_20_Link" text:visited-style-name="Index_20_Link">Modifying Text Object<text:tab/>9</text:a></text:p>
          <text:p text:style-name="P80"><text:a xlink:type="simple" xlink:href="#__RefHeading__691_1822288982" text:style-name="Index_20_Link" text:visited-style-name="Index_20_Link">Edit<text:tab/>9</text:a></text:p>
          <text:p text:style-name="P80"><text:a xlink:type="simple" xlink:href="#__RefHeading__693_1822288982" text:style-name="Index_20_Link" text:visited-style-name="Index_20_Link">Bold<text:tab/>10</text:a></text:p>
          <text:p text:style-name="P80"><text:a xlink:type="simple" xlink:href="#__RefHeading__695_1822288982" text:style-name="Index_20_Link" text:visited-style-name="Index_20_Link">Italic<text:tab/>10</text:a></text:p>
          <text:p text:style-name="P80"><text:a xlink:type="simple" xlink:href="#__RefHeading__697_1822288982" text:style-name="Index_20_Link" text:visited-style-name="Index_20_Link">Underline<text:tab/>10</text:a></text:p>
          <text:p text:style-name="P80"><text:a xlink:type="simple" xlink:href="#__RefHeading__699_1822288982" text:style-name="Index_20_Link" text:visited-style-name="Index_20_Link">Strike-Out<text:tab/>10</text:a></text:p>
          <text:p text:style-name="P80"><text:a xlink:type="simple" xlink:href="#__RefHeading__701_1822288982" text:style-name="Index_20_Link" text:visited-style-name="Index_20_Link">Small-caps<text:tab/>10</text:a></text:p>
          <text:p text:style-name="P80"><text:a xlink:type="simple" xlink:href="#__RefHeading__950_2045585781" text:style-name="Index_20_Link" text:visited-style-name="Index_20_Link">Modifying Image URL<text:tab/>10</text:a></text:p>
          <text:p text:style-name="P81"><text:soft-page-break/><text:a xlink:type="simple" xlink:href="#__RefHeading__1216_2052638666" text:style-name="Index_20_Link" text:visited-style-name="Index_20_Link">Animation<text:tab/>11</text:a></text:p>
          <text:p text:style-name="P91"><text:a xlink:type="simple" xlink:href="#__RefHeading__1218_2052638666" text:style-name="Index_20_Link" text:visited-style-name="Index_20_Link">Add<text:tab/>11</text:a></text:p>
          <text:p text:style-name="P91"><text:a xlink:type="simple" xlink:href="#__RefHeading__1220_2052638666" text:style-name="Index_20_Link" text:visited-style-name="Index_20_Link">Delete<text:tab/>11</text:a></text:p>
          <text:p text:style-name="P91"><text:a xlink:type="simple" xlink:href="#__RefHeading__1222_2052638666" text:style-name="Index_20_Link" text:visited-style-name="Index_20_Link">Apply<text:tab/>11</text:a></text:p>
          <text:p text:style-name="P91"><text:a xlink:type="simple" xlink:href="#__RefHeading__1224_2052638666" text:style-name="Index_20_Link" text:visited-style-name="Index_20_Link">Play<text:tab/>12</text:a></text:p>
          <text:p text:style-name="P91"><text:a xlink:type="simple" xlink:href="#__RefHeading__1226_2052638666" text:style-name="Index_20_Link" text:visited-style-name="Index_20_Link">Timing Controls of the Animation<text:tab/>12</text:a></text:p>
          <text:p text:style-name="P80"><text:a xlink:type="simple" xlink:href="#__RefHeading__1228_2052638666" text:style-name="Index_20_Link" text:visited-style-name="Index_20_Link">Start of Animation<text:tab/>12</text:a></text:p>
          <text:p text:style-name="P80"><text:a xlink:type="simple" xlink:href="#__RefHeading__1230_2052638666" text:style-name="Index_20_Link" text:visited-style-name="Index_20_Link">Duration of Animation<text:tab/>12</text:a></text:p>
          <text:p text:style-name="P91"><text:a xlink:type="simple" xlink:href="#__RefHeading__1232_2052638666" text:style-name="Index_20_Link" text:visited-style-name="Index_20_Link">Repetition<text:tab/>13</text:a></text:p>
          <text:p text:style-name="P91"><text:a xlink:type="simple" xlink:href="#__RefHeading__1234_2052638666" text:style-name="Index_20_Link" text:visited-style-name="Index_20_Link">Animation Specific Parameters<text:tab/>13</text:a></text:p>
          <text:p text:style-name="P80"><text:a xlink:type="simple" xlink:href="#__RefHeading__1236_2052638666" text:style-name="Index_20_Link" text:visited-style-name="Index_20_Link">Rotation<text:tab/>13</text:a></text:p>
          <text:p text:style-name="P91"><text:a xlink:type="simple" xlink:href="#__RefHeading__1510_1967579342" text:style-name="Index_20_Link" text:visited-style-name="Index_20_Link">Path Aligned Motion<text:tab/>13</text:a></text:p>
          <text:p text:style-name="P80"><text:a xlink:type="simple" xlink:href="#__RefHeading__1512_1967579342" text:style-name="Index_20_Link" text:visited-style-name="Index_20_Link">Path Visible:<text:tab/>13</text:a></text:p>
          <text:p text:style-name="P80"><text:a xlink:type="simple" xlink:href="#__RefHeading__1514_1967579342" text:style-name="Index_20_Link" text:visited-style-name="Index_20_Link">Change Path<text:tab/>14</text:a></text:p>
          <text:p text:style-name="P80"><text:a xlink:type="simple" xlink:href="#__RefHeading__1516_1967579342" text:style-name="Index_20_Link" text:visited-style-name="Index_20_Link">Edit Path<text:tab/>14</text:a></text:p>
          <text:p text:style-name="P80"><text:a xlink:type="simple" xlink:href="#__RefHeading__1518_1967579342" text:style-name="Index_20_Link" text:visited-style-name="Index_20_Link">Rolling Effect<text:tab/>14</text:a></text:p>
          <text:p text:style-name="P80"><text:a xlink:type="simple" xlink:href="#__RefHeading__1520_1967579342" text:style-name="Index_20_Link" text:visited-style-name="Index_20_Link">Touching<text:tab/>14</text:a></text:p>
          <text:p text:style-name="P91"><text:a xlink:type="simple" xlink:href="#__RefHeading__1522_1967579342" text:style-name="Index_20_Link" text:visited-style-name="Index_20_Link">Linear Motion<text:tab/>15</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633_1822288982"/>Properties <text:bookmark-end text:name="__RefHeading__633_1822288982"/></text:h>
      <text:p text:style-name="P4">Properties of all the objects can be modified through the editor. <text:s/>The basic steps are:</text:p>
      <text:list xml:id="list1794712431758305509" text:style-name="L1">
        <text:list-item>
          <text:p text:style-name="P92">Select the object. </text:p>
        </text:list-item>
        <text:list-item>
          <text:p text:style-name="P92">Modify the properties. </text:p>
        </text:list-item>
        <text:list-item>
          <text:p text:style-name="P92">Save the value on the server by deselecting the object. <text:s/></text:p>
        </text:list-item>
      </text:list>
      <text:h text:style-name="Heading_20_2" text:outline-level="2"><text:bookmark-start text:name="__RefHeading__635_1822288982"/>1. <text:s/>Position:<text:bookmark-end text:name="__RefHeading__635_1822288982"/></text:h>
      <text:p text:style-name="P1">Description: The position of any object is the top-left corner of the bounding rectangle of the object as depicted below: <text:span text:style-name="T4">Ref: PositionObject.png</text:span></text:p>
      <text:p text:style-name="P1">The position of any object can be modified in two ways:</text:p>
      <text:p text:style-name="P1">1. Drag-Drop:</text:p>
      <text:list xml:id="list9068294965455537037" text:style-name="L2">
        <text:list-item>
          <text:p text:style-name="P93">Select the object. </text:p>
        </text:list-item>
        <text:list-item>
          <text:p text:style-name="P93">Drag and Drop it at desired position. </text:p>
        </text:list-item>
      </text:list>
      <text:p text:style-name="P2">2. Modifying the x,y co-ordinates <text:span text:style-name="T2">in Properties window.</text:span></text:p>
      <text:list xml:id="list2630749048927142755" text:style-name="L3">
        <text:list-item>
          <text:p text:style-name="P94">Just modify the x and y value of the top-left corner of the object. </text:p>
        </text:list-item>
        <text:list-item>
          <text:p text:style-name="P95">Click on the area outside the input boxe<text:span text:style-name="T3">s</text:span> to apply the values. You should see the new position. <text:span text:style-name="T1"><text:tab/></text:span></text:p>
        </text:list-item>
      </text:list>
      <text:p text:style-name="P3"><text:s text:c="4"/><text:span text:style-name="T5">ref: PositionInput.png</text:span></text:p>
      <text:p text:style-name="P42"/>
      <text:h text:style-name="Heading_20_2" text:outline-level="2"><text:bookmark-start text:name="__RefHeading__637_1822288982"/><text:soft-page-break/><text:span text:style-name="T5">2. </text:span><text:span text:style-name="T4">Dimension </text:span><text:bookmark-end text:name="__RefHeading__637_1822288982"/></text:h>
      <text:p text:style-name="P6">Descr<text:span text:style-name="T16">i</text:span>ption: <text:span text:style-name="T15">The dimension of an object is the Width and Height of the bounding rectangle of an object as depicted in the figure below: </text:span><text:span text:style-name="T4">DimensionObject.png. <text:s/></text:span><text:span text:style-name="T16">Only the dimensions of Shape objects and Image objects can be changed. </text:span></text:p>
      <text:p text:style-name="P7">The dimension can be changed in two ways:</text:p>
      <text:p text:style-name="P7">1. Dragging one of the sides of bounding rectangle.</text:p>
      <text:list xml:id="list4164044209079306851" text:style-name="L4">
        <text:list-item>
          <text:p text:style-name="P97">Select the object(shape types or Image).</text:p>
        </text:list-item>
        <text:list-item>
          <text:p text:style-name="P97">Drag one of the sides of the bounding rectangle to a desired length and then release the mouse button. </text:p>
        </text:list-item>
      </text:list>
      <text:p text:style-name="P13">2. Modifying the Width, Height parameters in the Properties window.</text:p>
      <text:list xml:id="list7142430680558588949" text:style-name="L5">
        <text:list-item>
          <text:p text:style-name="P98">Modify the Width or Height values in the input box. (ref: DimensionInput.png)</text:p>
        </text:list-item>
        <text:list-item>
          <text:p text:style-name="P96"><text:span text:style-name="T18">Click on the area outside the input boxe</text:span><text:span text:style-name="T19">s</text:span><text:span text:style-name="T18"> to apply the values. You should see the new dimension. </text:span></text:p>
        </text:list-item>
      </text:list>
      <text:p text:style-name="P13"/>
      <text:p text:style-name="P43"/>
      <text:h text:style-name="P77" text:outline-level="2"><text:bookmark-start text:name="__RefHeading__639_1822288982"/>3. Rotate<text:bookmark-end text:name="__RefHeading__639_1822288982"/></text:h>
      <text:p text:style-name="P32">Description: One can rotate an object by an angle using the Rotate input <text:s/>box in the properties window. <text:s/>One can rotate an object both clockwise as well as anti-clockwise. <text:s/>Positive value will rotate the object in clockwise direction and negative values will rotate in anti-clockwise direction. </text:p>
      <text:list xml:id="list4917887209900703383" text:style-name="L6">
        <text:list-item>
          <text:p text:style-name="P139">Select an object. </text:p>
        </text:list-item>
        <text:list-item>
          <text:p text:style-name="P139">Use the input box to apply rotation. </text:p>
          <text:p text:style-name="P140">Ref: RotateObject.png</text:p>
        </text:list-item>
      </text:list>
      <text:p text:style-name="P33"/>
      <text:h text:style-name="Heading_20_2" text:outline-level="2"><text:bookmark-start text:name="__RefHeading__641_1822288982"/>4. Fill<text:bookmark-end text:name="__RefHeading__641_1822288982"/></text:h>
      <text:p text:style-name="P34">Description: Fill properties allows one to add colors to the background of an object. By default, the background color is <text:span text:style-name="T38">transparent.</text:span> <text:span text:style-name="T38">There are 3 types of background fill one <text:s/>can add.</text:span></text:p>
      <text:p text:style-name="P35">a. Solid. </text:p>
      <text:p text:style-name="P35">b. Linear Gradient. </text:p>
      <text:p text:style-name="P35">c. Radial Gradient.</text:p>
      <text:p text:style-name="P36">d. None. </text:p>
      <text:h text:style-name="Heading_20_3" text:outline-level="3"><text:bookmark-start text:name="__RefHeading__643_1822288982"/>Solid<text:bookmark-end text:name="__RefHeading__643_1822288982"/></text:h>
      <text:list xml:id="list5003089779941403663" text:style-name="L7">
        <text:list-item>
          <text:p text:style-name="P141">Select an object.</text:p>
        </text:list-item>
        <text:list-item>
          <text:p text:style-name="P141"><text:soft-page-break/>Choose fill type as solid <text:span text:style-name="T39">from the Fill Type combo box as depicted below:</text:span></text:p>
          <text:p text:style-name="P144">ref: FillSolid.png. </text:p>
        </text:list-item>
        <text:list-item>
          <text:p text:style-name="P144">Select the color from the color <text:span text:style-name="T40">palette</text:span> window as shown in the figure below: </text:p>
          <text:p text:style-name="P147">ref: color.png. </text:p>
        </text:list-item>
      </text:list>
      <text:p text:style-name="P8"/>
      <text:h text:style-name="Heading_20_3" text:outline-level="3"><text:bookmark-start text:name="__RefHeading__645_1822288982"/>Linear Gradient<text:bookmark-end text:name="__RefHeading__645_1822288982"/></text:h>
      <text:list xml:id="list190325163192356" text:continue-numbering="true" text:style-name="L7">
        <text:list-item>
          <text:p text:style-name="P142">Select an object.</text:p>
        </text:list-item>
        <text:list-item>
          <text:p text:style-name="P142">Choose fill type as <text:span text:style-name="T41">Linear Gradient</text:span> <text:span text:style-name="T39">from the Fill Type combo box as depicted below:</text:span></text:p>
          <text:p text:style-name="P145">ref: <text:span text:style-name="T41">FillTypeLinGrad</text:span>.png. </text:p>
        </text:list-item>
        <text:list-item>
          <text:p text:style-name="P159">Enter a title to the gradient. This is important as the same gradient could be used for other objects as well. </text:p>
        </text:list-item>
        <text:list-item>
          <text:p text:style-name="P159">Choose the spread-method from the list. </text:p>
        </text:list-item>
        <text:list-item>
          <text:p text:style-name="P159">Select the start-offset and end offset colors. </text:p>
        </text:list-item>
        <text:list-item>
          <text:p text:style-name="P159">One can set the start offset of the first color and start offset of the second color. </text:p>
          <text:p text:style-name="P148">Ref: FillLinearGradientWindow</text:p>
        </text:list-item>
      </text:list>
      <text:p text:style-name="P37"/>
      <text:h text:style-name="Heading_20_3" text:outline-level="3"><text:bookmark-start text:name="__RefHeading__647_1822288982"/>Radial Gradient<text:bookmark-end text:name="__RefHeading__647_1822288982"/></text:h>
      <text:list xml:id="list190325178166116" text:continue-numbering="true" text:style-name="L7">
        <text:list-item>
          <text:p text:style-name="P143">Select an object.</text:p>
        </text:list-item>
        <text:list-item>
          <text:p text:style-name="P143">Choose fill type as <text:span text:style-name="T42">Radial Gradient</text:span> <text:span text:style-name="T39">from the Fill Type combo box as depicted below:</text:span></text:p>
          <text:p text:style-name="P146">ref: <text:span text:style-name="T41">FillTypeRadialGrad</text:span>.png. </text:p>
        </text:list-item>
        <text:list-item>
          <text:p text:style-name="P160">Enter a title to the gradient. This is important as the same gradient could be used for other objects as well. </text:p>
        </text:list-item>
        <text:list-item>
          <text:p text:style-name="P99">Choose the spread-method from the list. </text:p>
        </text:list-item>
        <text:list-item>
          <text:p text:style-name="P101">Change the Center of radial gradient if required. </text:p>
        </text:list-item>
        <text:list-item>
          <text:p text:style-name="P161">Select the start-offset and end offset colors. </text:p>
        </text:list-item>
        <text:list-item>
          <text:p text:style-name="P100">One can set the start offset of the first color and start offset of the second color. </text:p>
        </text:list-item>
        <text:list-item>
          <text:p text:style-name="P149">Ref: FillRadialGradientWindow.png.</text:p>
        </text:list-item>
      </text:list>
      <text:h text:style-name="Heading_20_3" text:outline-level="3"><text:bookmark-start text:name="__RefHeading__649_1822288982"/>Applying Gradient<text:bookmark-end text:name="__RefHeading__649_1822288982"/></text:h>
      <text:p text:style-name="P51">One can also apply an existing gradient to an object. </text:p>
      <text:list xml:id="list5579025814355465850" text:style-name="L8">
        <text:list-item>
          <text:p text:style-name="P162">Select an object. </text:p>
        </text:list-item>
        <text:list-item>
          <text:p text:style-name="P162"><text:soft-page-break/>Select one of the Gradients already defined , from the list box as depicted below. </text:p>
          <text:p text:style-name="P150">Ref: fillApplyGradient.png</text:p>
        </text:list-item>
      </text:list>
      <text:p text:style-name="P38"/>
      <text:h text:style-name="Heading_20_3" text:outline-level="3"><text:bookmark-start text:name="__RefHeading__651_1822288982"/>Editing Gradient<text:bookmark-end text:name="__RefHeading__651_1822288982"/></text:h>
      <text:p text:style-name="P52">One can edit an existing gradient. On editing, the same will be reflected in all the objects wherever the gradient is referenced. </text:p>
      <text:list xml:id="list4004610286677384235" text:style-name="L9">
        <text:list-item>
          <text:p text:style-name="P163"><text:span text:style-name="T43">Select a Gradient as shown below: </text:span><text:span text:style-name="T6">ref: FillApplyGradient.png</text:span></text:p>
        </text:list-item>
        <text:list-item>
          <text:p text:style-name="P163"><text:span text:style-name="T43">On clicking the Edit button </text:span><text:span text:style-name="T6">ref: FillGrad</text:span><text:span text:style-name="T7">Edit</text:span><text:span text:style-name="T6">Btn</text:span><text:span text:style-name="T43">. The gradient window opens up. One can just edit the parameters and the same will now reflect on all the objects referencing this gradient object. </text:span></text:p>
        </text:list-item>
      </text:list>
      <text:h text:style-name="Heading_20_3" text:outline-level="3"><text:bookmark-start text:name="__RefHeading__653_1822288982"/>Deleting Gradient<text:bookmark-end text:name="__RefHeading__653_1822288982"/></text:h>
      <text:p text:style-name="P53">One can delete an existing gradient. </text:p>
      <text:list xml:id="list4022708596863863880" text:style-name="L10">
        <text:list-item>
          <text:p text:style-name="P164"><text:span text:style-name="T43">Select the Gradient as shown below : </text:span><text:span text:style-name="T6">ref: FillApplyGradient.png. </text:span></text:p>
        </text:list-item>
        <text:list-item>
          <text:p text:style-name="P102">On Clicking the Delete Btn <text:s/><text:span text:style-name="T6">ref: FillGrad</text:span><text:span text:style-name="T4">Delete</text:span><text:span text:style-name="T6">Btn, </text:span><text:span text:style-name="T44"><text:s/>the gradient object is removed and subsequently all objects referring to the gradient will have their background as transparent. </text:span></text:p>
        </text:list-item>
      </text:list>
      <text:h text:style-name="Heading_20_2" text:outline-level="2"><text:bookmark-start text:name="__RefHeading__655_1822288982"/>Stroke<text:bookmark-end text:name="__RefHeading__655_1822288982"/></text:h>
      <text:p text:style-name="P54">Stroke is the outline or border of any object. <text:span text:style-name="T45">One can modify the various properties of the stroke like thickness, colors or patterns. </text:span></text:p>
      <text:h text:style-name="Heading_20_3" text:outline-level="3"><text:bookmark-start text:name="__RefHeading__657_1822288982"/>Stroke-Color<text:bookmark-end text:name="__RefHeading__657_1822288982"/></text:h>
      <text:list xml:id="list3353165861195547674" text:style-name="L11">
        <text:list-item>
          <text:p text:style-name="P165">Select a object. </text:p>
        </text:list-item>
        <text:list-item>
          <text:p text:style-name="P166">On clicking on the <text:span text:style-name="T4">ref: StrokeColor.png </text:span><text:span text:style-name="T17">button, a color palette window opens up. </text:span></text:p>
        </text:list-item>
        <text:list-item>
          <text:p text:style-name="P103">Select any color one needs to apply. </text:p>
        </text:list-item>
      </text:list>
      <text:p text:style-name="P14"/>
      <text:h text:style-name="P82" text:outline-level="3"><text:bookmark-start text:name="__RefHeading__659_1822288982"/>Stroke-Thickness <text:bookmark-end text:name="__RefHeading__659_1822288982"/></text:h>
      <text:list xml:id="list190325178172331" text:continue-numbering="true" text:style-name="L11">
        <text:list-item>
          <text:p text:style-name="P104">Select a object. </text:p>
        </text:list-item>
        <text:list-item>
          <text:p text:style-name="P167"><text:span text:style-name="T20">S</text:span><text:span text:style-name="T17">elect the value of the thickness from the input box. A value of 0 means no outline. </text:span></text:p>
        </text:list-item>
      </text:list>
      <text:h text:style-name="P82" text:outline-level="3"><text:bookmark-start text:name="__RefHeading__661_1822288982"/>Stroke-Pattern<text:bookmark-end text:name="__RefHeading__661_1822288982"/></text:h>
      <text:list xml:id="list4740651530111529175" text:style-name="L12">
        <text:list-item>
          <text:p text:style-name="P105">Select an Object.</text:p>
        </text:list-item>
        <text:list-item>
          <text:p text:style-name="P106">Select one of the items from the list box. Shown below.</text:p>
          <text:p text:style-name="P151"><text:soft-page-break/>Ref: StrokePattern.png</text:p>
        </text:list-item>
      </text:list>
      <text:p text:style-name="P9"/>
      <text:h text:style-name="Heading_20_2" text:outline-level="2"><text:bookmark-start text:name="__RefHeading__663_1822288982"/>Opacity<text:bookmark-end text:name="__RefHeading__663_1822288982"/></text:h>
      <text:p text:style-name="P55">Opacity of any object can be set using the slider control as depicted below:</text:p>
      <text:p text:style-name="P55">ref: opacity.png</text:p>
      <text:p text:style-name="P55"/>
      <text:h text:style-name="Heading_20_2" text:outline-level="2"><text:bookmark-start text:name="__RefHeading__665_1822288982"/>Closed Path<text:bookmark-end text:name="__RefHeading__665_1822288982"/></text:h>
      <text:p text:style-name="P56">For any path objects one can set or unset a closed path. On setting the closed path , the start point and end points are joined. </text:p>
      <text:p text:style-name="P39">Ref: ClosedPath.png.</text:p>
      <text:h text:style-name="Heading_20_2" text:outline-level="2"><text:bookmark-start text:name="__RefHeading__667_1822288982"/>Markers:<text:bookmark-end text:name="__RefHeading__667_1822288982"/></text:h>
      <text:p text:style-name="P57">For any path objects one can set markers for the start, intermediate and end points. <text:s/><text:span text:style-name="T46">There are three types of markers:</text:span></text:p>
      <text:p text:style-name="P60">a. Start Marker – Marker for Start point.</text:p>
      <text:p text:style-name="P60">b. Middle Marker- Marker for intermediate points. </text:p>
      <text:p text:style-name="P60">c. End Marker- Marker for end points.</text:p>
      <text:p text:style-name="P10"/>
      <text:h text:style-name="Heading_20_3" text:outline-level="3"><text:bookmark-start text:name="__RefHeading__669_1822288982"/>Adding Marker<text:bookmark-end text:name="__RefHeading__669_1822288982"/></text:h>
      <text:list xml:id="list3628099078656157775" text:style-name="L13">
        <text:list-item>
          <text:p text:style-name="P168">Choose type of marker from the list box as shown below:</text:p>
          <text:p text:style-name="P168"><text:span text:style-name="T4">ref: MarkerTypes.png.</text:span> </text:p>
        </text:list-item>
        <text:list-item>
          <text:p text:style-name="P168">The corresponding point will be highlighted as shown below:</text:p>
          <text:p text:style-name="P152">ref: MarkerSelected.png.</text:p>
        </text:list-item>
        <text:list-item>
          <text:p text:style-name="P107">Select the Shape of the marker from the list as shown below:</text:p>
          <text:p text:style-name="P153">ref: MarkerShapes.png<text:span text:style-name="T17">. </text:span></text:p>
        </text:list-item>
        <text:list-item>
          <text:p text:style-name="P153"><text:span text:style-name="T17">Click on the Add button</text:span> ref: MarkerAdd.png, <text:span text:style-name="T21">the marker will be added to the appropriate point. </text:span></text:p>
          <text:p text:style-name="P108"/>
        </text:list-item>
      </text:list>
      <text:h text:style-name="Heading_20_3" text:outline-level="3"><text:bookmark-start text:name="__RefHeading__671_1822288982"/>Deleting Marker<text:bookmark-end text:name="__RefHeading__671_1822288982"/></text:h>
      <text:list xml:id="list190325194190771" text:continue-numbering="true" text:style-name="L13">
        <text:list-item>
          <text:p text:style-name="P169">Choose type of marker from the list box.</text:p>
        </text:list-item>
        <text:list-item>
          <text:p text:style-name="P170">Click the Delete button <text:span text:style-name="T4">ref: MarkerDelete.png. </text:span></text:p>
        </text:list-item>
      </text:list>
      <text:p text:style-name="P44"><text:soft-page-break/></text:p>
      <text:h text:style-name="P83" text:outline-level="3"><text:bookmark-start text:name="__RefHeading__673_1822288982"/>Outline Color of Marker<text:bookmark-end text:name="__RefHeading__673_1822288982"/></text:h>
      <text:p text:style-name="P11">One can set the color of the outline of the marker. </text:p>
      <text:list xml:id="list3835459914934748154" text:style-name="L14">
        <text:list-item>
          <text:p text:style-name="P109">Select the Marker type from List. </text:p>
        </text:list-item>
        <text:list-item>
          <text:p text:style-name="P171"><text:span text:style-name="T17">On clicking the Outline button</text:span><text:span text:style-name="T4"> ref: MarkerOutline.png ,</text:span><text:span text:style-name="T17"> the color palette window is displayed. </text:span></text:p>
        </text:list-item>
        <text:list-item>
          <text:p text:style-name="P109">Choose the color you want to apply. </text:p>
        </text:list-item>
      </text:list>
      <text:p text:style-name="P10"/>
      <text:h text:style-name="P84" text:outline-level="3"/>
      <text:h text:style-name="P86" text:outline-level="3"><text:bookmark-start text:name="__RefHeading__675_1822288982"/><text:span text:style-name="T8">Backg</text:span><text:span text:style-name="T9">r</text:span><text:span text:style-name="T8">ound </text:span><text:span text:style-name="T4"><text:s/>Color of Marker</text:span><text:bookmark-end text:name="__RefHeading__675_1822288982"/></text:h>
      <text:p text:style-name="P12">One can set the <text:span text:style-name="T47">background</text:span> <text:span text:style-name="T47">color </text:span>of the marker. </text:p>
      <text:list xml:id="list190325194188659" text:continue-numbering="true" text:style-name="L14">
        <text:list-item>
          <text:p text:style-name="P110">Select the Marker type from List. </text:p>
        </text:list-item>
        <text:list-item>
          <text:p text:style-name="P172"><text:span text:style-name="T17">On clicking the </text:span><text:span text:style-name="T22">Background</text:span><text:span text:style-name="T17"> button</text:span><text:span text:style-name="T4"> ref: </text:span><text:span text:style-name="T8">MarkerBackground</text:span><text:span text:style-name="T4">.png ,</text:span><text:span text:style-name="T17"> the color palette window is displayed. </text:span></text:p>
        </text:list-item>
        <text:list-item>
          <text:p text:style-name="P110">Choose the color you want to apply. </text:p>
        </text:list-item>
      </text:list>
      <text:h text:style-name="Heading_20_2" text:outline-level="2"><text:bookmark-start text:name="__RefHeading__677_1822288982"/>Editing Path Points<text:bookmark-end text:name="__RefHeading__677_1822288982"/></text:h>
      <text:p text:style-name="P58">One can edit the points of the path objects by dragging a point to a desired location. </text:p>
      <text:list xml:id="list8581025221879706680" text:style-name="L15">
        <text:list-item>
          <text:p text:style-name="P173">Select a path type object. </text:p>
        </text:list-item>
        <text:list-item>
          <text:p text:style-name="P174">On clicking the Edit Point <text:span text:style-name="T4">ref: </text:span><text:span text:style-name="T10">PolyEditPoints</text:span><text:span text:style-name="T4">.png, </text:span><text:span text:style-name="T23">the path points are highlighted as shown below. </text:span><text:span text:style-name="T24">The Green ones show Start point, Red one is the End pointand the Grey ones are intermediate points. </text:span></text:p>
          <text:p text:style-name="P154">Ref: PolygonPointSelection.png<text:span text:style-name="T17">. </text:span></text:p>
        </text:list-item>
        <text:list-item>
          <text:p text:style-name="P111">When you bring the mouse on a point the point becomes larger, click on the point and drag the point to the desired location and then release the mouse button. </text:p>
        </text:list-item>
      </text:list>
      <text:p text:style-name="P15"/>
      <text:h text:style-name="P78" text:outline-level="2"><text:bookmark-start text:name="__RefHeading__679_1822288982"/>Modifying Elliptic Curve <text:bookmark-end text:name="__RefHeading__679_1822288982"/></text:h>
      <text:p text:style-name="P41">Ref: EllipticPropertiesUI.png</text:p>
      <text:p text:style-name="P16">There are some Elliptic curve specific parameters that can be modified through the Properties window. </text:p>
      <text:p text:style-name="P59"><text:span text:style-name="T17">The parameters like Large Arc, Sweep flag etc. are best </text:span><text:span text:style-name="T25">depicted</text:span><text:span text:style-name="T17"> in the figure below: </text:span></text:p>
      <text:p text:style-name="P40">ref: EllipticParamter.png. </text:p>
      <text:h text:style-name="P82" text:outline-level="3"><text:bookmark-start text:name="__RefHeading__681_1822288982"/><text:soft-page-break/>Modifying Freehand Drawing Objects<text:bookmark-end text:name="__RefHeading__681_1822288982"/></text:h>
      <text:p text:style-name="P17">Description: One can modify an existing Freehand drawing object by Smoothening, Erasing or Redrawing. </text:p>
      <text:h text:style-name="P87" text:outline-level="3"><text:bookmark-start text:name="__RefHeading__683_1822288982"/>Smoothen: <text:bookmark-end text:name="__RefHeading__683_1822288982"/></text:h>
      <text:list xml:id="list4202906059260800087" text:style-name="L16">
        <text:list-item>
          <text:p text:style-name="P112">Select the Freehand object. </text:p>
        </text:list-item>
        <text:list-item>
          <text:p text:style-name="P175"><text:span text:style-name="T17">Clicking on the Smoothen button </text:span><text:span text:style-name="T4">ref: FreehandSmoothenBtn.png</text:span><text:span text:style-name="T17"> <text:s/>will result into smoothening of the object as shown below:</text:span></text:p>
        </text:list-item>
        <text:list-item>
          <text:p text:style-name="P155">ref: FreeSmoothingDemo.png</text:p>
        </text:list-item>
      </text:list>
      <text:h text:style-name="P82" text:outline-level="3"><text:bookmark-start text:name="__RefHeading__685_1822288982"/>Redraw:<text:bookmark-end text:name="__RefHeading__685_1822288982"/></text:h>
      <text:list xml:id="list190325210180958" text:continue-numbering="true" text:style-name="L16">
        <text:list-item>
          <text:p text:style-name="P112">Select the Freehand object. </text:p>
        </text:list-item>
        <text:list-item>
          <text:p text:style-name="P175"><text:span text:style-name="T17">On clicking the Redraw button </text:span><text:span text:style-name="T4">ref: FreehandRedraw.png </text:span><text:span text:style-name="T17">, one can see the rectabgular dot as shown below.</text:span></text:p>
          <text:p text:style-name="P155">Ref: FreehandRedraw.png</text:p>
        </text:list-item>
        <text:list-item>
          <text:p text:style-name="P112">Now just move the dot as desired to modify the object </text:p>
        </text:list-item>
      </text:list>
      <text:h text:style-name="Heading_20_3" text:outline-level="3"><text:bookmark-start text:name="__RefHeading__687_1822288982"/>Erase<text:bookmark-end text:name="__RefHeading__687_1822288982"/></text:h>
      <text:list xml:id="list7364894053675961725" text:style-name="L17">
        <text:list-item>
          <text:p text:style-name="P176">Select the Freehand Object.</text:p>
        </text:list-item>
        <text:list-item>
          <text:p text:style-name="P176">On clicking the Erase button <text:span text:style-name="T4">ref: FreeEraseBtn.png </text:span><text:span text:style-name="T17">, one will see a red rectangular dot as shown below. </text:span><text:span text:style-name="T4">Ref: <text:s/>FreehandErase.png.</text:span></text:p>
        </text:list-item>
        <text:list-item>
          <text:p text:style-name="P113">Now take this red dot on the parts which you want to erase. </text:p>
        </text:list-item>
        <text:list-item>
          <text:p text:style-name="P114">Once done, just click on the green dotted border to save the changes. </text:p>
        </text:list-item>
      </text:list>
      <text:p text:style-name="P18"/>
      <text:h text:style-name="Heading_20_2" text:outline-level="2"><text:bookmark-start text:name="__RefHeading__689_1822288982"/>Modifying Text Object<text:bookmark-end text:name="__RefHeading__689_1822288982"/></text:h>
      <text:p text:style-name="P61">Description: One can modify the text object properties as well as edit through the properties window. </text:p>
      <text:h text:style-name="Heading_20_3" text:outline-level="3"><text:bookmark-start text:name="__RefHeading__691_1822288982"/>Edit<text:bookmark-end text:name="__RefHeading__691_1822288982"/></text:h>
      <text:list xml:id="list4621031338168344235" text:style-name="L18">
        <text:list-item>
          <text:p text:style-name="P177">Select the Text Object.</text:p>
        </text:list-item>
        <text:list-item>
          <text:p text:style-name="P177">On clicking the Edit button <text:span text:style-name="T4">ref:. TextEditBtn.png , </text:span><text:span text:style-name="T17">you will a text </text:span><text:span text:style-name="T26">editor</text:span><text:span text:style-name="T17"> opening right below the text object as shown below: </text:span><text:span text:style-name="T4">ref: TextEditor.png.</text:span></text:p>
        </text:list-item>
        <text:list-item>
          <text:p text:style-name="P115">Edit the text and then click outside the text object to save the text. </text:p>
        </text:list-item>
      </text:list>
      <text:h text:style-name="Heading_20_3" text:outline-level="3"><text:bookmark-start text:name="__RefHeading__693_1822288982"/><text:soft-page-break/>Bold<text:bookmark-end text:name="__RefHeading__693_1822288982"/></text:h>
      <text:list xml:id="list190325210186247" text:continue-numbering="true" text:style-name="L18">
        <text:list-item>
          <text:p text:style-name="P116">Select the Text Object.</text:p>
        </text:list-item>
        <text:list-item>
          <text:p text:style-name="P121">Click on the Bold button ref: TextBoldBtn.png to toggle between applying Bold style <text:s/>or removing <text:span text:style-name="T49">it</text:span>. </text:p>
          <text:list>
            <text:list-item>
              <text:list>
                <text:list-header>
                  <text:h text:style-name="P88" text:outline-level="3"><text:bookmark-start text:name="__RefHeading__695_1822288982"/>Italic<text:bookmark-end text:name="__RefHeading__695_1822288982"/></text:h>
                </text:list-header>
              </text:list>
            </text:list-item>
          </text:list>
        </text:list-item>
        <text:list-item>
          <text:p text:style-name="P117">Select the Text Object.</text:p>
        </text:list-item>
        <text:list-item>
          <text:p text:style-name="P122">Click on the <text:span text:style-name="T48">Italic </text:span><text:s/>button ref: <text:span text:style-name="T48">TextItalicBtn</text:span>.png to toggle between applying <text:span text:style-name="T48">Italic</text:span> style <text:s/>or removing <text:span text:style-name="T49">it</text:span>. </text:p>
        </text:list-item>
      </text:list>
      <text:p text:style-name="P19"/>
      <text:list xml:id="list190325225190592" text:continue-numbering="true" text:style-name="L18">
        <text:list-item>
          <text:list>
            <text:list-item>
              <text:list>
                <text:list-header>
                  <text:h text:style-name="P89" text:outline-level="3"><text:bookmark-start text:name="__RefHeading__697_1822288982"/>Underline<text:bookmark-end text:name="__RefHeading__697_1822288982"/></text:h>
                </text:list-header>
              </text:list>
            </text:list-item>
          </text:list>
        </text:list-item>
        <text:list-item>
          <text:p text:style-name="P118">Select the Text Object.</text:p>
        </text:list-item>
        <text:list-item>
          <text:p text:style-name="P123">Click on the <text:span text:style-name="T50">Underline </text:span><text:s/>button ref: <text:span text:style-name="T49">TextUnderlineBtn</text:span>.png to toggle between applying <text:span text:style-name="T49">Underline</text:span> style <text:s/>or removing <text:span text:style-name="T49">it</text:span>. </text:p>
          <text:list>
            <text:list-item>
              <text:list>
                <text:list-header>
                  <text:h text:style-name="P89" text:outline-level="3"><text:bookmark-start text:name="__RefHeading__699_1822288982"/>Strike-Out<text:bookmark-end text:name="__RefHeading__699_1822288982"/></text:h>
                </text:list-header>
              </text:list>
            </text:list-item>
          </text:list>
        </text:list-item>
        <text:list-item>
          <text:p text:style-name="P119">Select the Text Object.</text:p>
        </text:list-item>
        <text:list-item>
          <text:p text:style-name="P124">Click on the <text:span text:style-name="T50">Strike-out </text:span><text:s/>button ref: <text:span text:style-name="T50">TextStrikeoutBtn</text:span>.png to toggle between applying <text:span text:style-name="T50">Strike-out</text:span> style <text:s/>or removing <text:span text:style-name="T49">it</text:span>. </text:p>
          <text:list>
            <text:list-item>
              <text:list>
                <text:list-header>
                  <text:h text:style-name="P90" text:outline-level="3"><text:bookmark-start text:name="__RefHeading__701_1822288982"/>S<text:span text:style-name="T51">mall-caps</text:span><text:bookmark-end text:name="__RefHeading__701_1822288982"/></text:h>
                </text:list-header>
              </text:list>
            </text:list-item>
          </text:list>
        </text:list-item>
        <text:list-item>
          <text:p text:style-name="P120">Select the Text Object.</text:p>
        </text:list-item>
        <text:list-item>
          <text:p text:style-name="P125">Click on the <text:span text:style-name="T51">small-caps</text:span> button ref: <text:span text:style-name="T51">TextSmallcapsBtn</text:span>.png to toggle between applying <text:span text:style-name="T51">Small-caps</text:span> style <text:s/>or removing <text:span text:style-name="T49">it</text:span>. </text:p>
        </text:list-item>
      </text:list>
      <text:h text:style-name="Heading_20_3" text:outline-level="3"><text:bookmark-start text:name="__RefHeading__950_2045585781"/>Modifying Image URL <text:bookmark-end text:name="__RefHeading__950_2045585781"/></text:h>
      <text:p text:style-name="P20">One can modify the URL of the image in the properties window. </text:p>
      <text:list xml:id="list4476754682543746131" text:style-name="L19">
        <text:list-item>
          <text:p text:style-name="P126">Select the Image object</text:p>
        </text:list-item>
        <text:list-item>
          <text:p text:style-name="P126">Enter the new URL and then Click in the Apply button. </text:p>
          <text:p text:style-name="P156">Ref: ImageURLProperty.png</text:p>
        </text:list-item>
      </text:list>
      <text:p text:style-name="P45"/>
      <text:p text:style-name="P45"/>
      <text:p text:style-name="P45"/>
      <text:h text:style-name="Heading_20_1" text:outline-level="1"><text:bookmark-start text:name="__RefHeading__1216_2052638666"/><text:soft-page-break/>Animation <text:bookmark-end text:name="__RefHeading__1216_2052638666"/></text:h>
      <text:p text:style-name="P63">The application supports SVG animations as per the SVG specification. <text:span text:style-name="T52">One can animate objects created in the editor. You can also have multiple animations defined for a single object. The animation of any object is controlled by 3 basic parameters:</text:span></text:p>
      <text:p text:style-name="P64">1. Animation Type: There are different types of animation supported which can be viewed in the list while adding any new animation. </text:p>
      <text:p text:style-name="P64">2. Start Time of the animation: <text:s/>By default all animations are executed when SVG is loaded. Hence, animations by default starts at 0<text:span text:style-name="T53">th</text:span> second <text:span text:style-name="T58">after loading</text:span>. However, one may also <text:span text:style-name="T58">synchronize the start time with the </text:span>end or <text:span text:style-name="T57">beginning</text:span> of animation of some other object.</text:p>
      <text:p text:style-name="P64">3. Duration: Duration defines the duration for which the animation will be executed. By modifying this parameter one can make an animation slow or fast.</text:p>
      <text:p text:style-name="P64"/>
      <text:p text:style-name="P64"/>
      <text:p text:style-name="P65">NOTE: Any change in animation parameters or position of an object should be followed by click on the Apply button (ref: AnimApplyBtn.png) to make the new changes effective. </text:p>
      <text:h text:style-name="P79" text:outline-level="2"><text:bookmark-start text:name="__RefHeading__1218_2052638666"/>Add<text:bookmark-end text:name="__RefHeading__1218_2052638666"/></text:h>
      <text:p text:style-name="P66">Allows one to add new animation.</text:p>
      <text:list xml:id="list6963224889401466698" text:style-name="L20">
        <text:list-item>
          <text:p text:style-name="P178">Select an object which you intend to animate. </text:p>
        </text:list-item>
        <text:list-item>
          <text:p text:style-name="P179">Enter an unique Title of the animation.</text:p>
        </text:list-item>
        <text:list-item>
          <text:p text:style-name="P179">Select an Animation type from the list.</text:p>
        </text:list-item>
        <text:list-item>
          <text:p text:style-name="P179">One can click on the Preview button to preview the animation. </text:p>
        </text:list-item>
        <text:list-item>
          <text:p text:style-name="P179">On <text:span text:style-name="T59">clicking</text:span> OK the Animation is added in the Animation list in the Animation tab.</text:p>
        </text:list-item>
        <text:list-item>
          <text:p text:style-name="P180">One can change the parameters by selecting the animation by title. </text:p>
        </text:list-item>
      </text:list>
      <text:h text:style-name="Heading_20_2" text:outline-level="2"><text:bookmark-start text:name="__RefHeading__1220_2052638666"/>Delete<text:bookmark-end text:name="__RefHeading__1220_2052638666"/></text:h>
      <text:p text:style-name="P67">You may delete any animation from the list. </text:p>
      <text:list xml:id="list4477349791489772607" text:style-name="L21">
        <text:list-item>
          <text:p text:style-name="P181">Select the animation from the <text:s/>animation list.</text:p>
        </text:list-item>
        <text:list-item>
          <text:p text:style-name="P181">On clicking Delete button ref: AnimDeletBtn.png the animation is removed from the list. </text:p>
        </text:list-item>
      </text:list>
      <text:h text:style-name="Heading_20_2" text:outline-level="2"><text:bookmark-start text:name="__RefHeading__1222_2052638666"/>Apply <text:bookmark-end text:name="__RefHeading__1222_2052638666"/></text:h>
      <text:p text:style-name="P68">Whenever any property of an animation <text:span text:style-name="T60">property or position of an object </text:span>is modified then one should click on Apply button to <text:span text:style-name="T4">ref:AnimApplyBtn.png </text:span><text:span text:style-name="T17">, to apply the new values. </text:span></text:p>
      <text:h text:style-name="P78" text:outline-level="2"><text:bookmark-start text:name="__RefHeading__1224_2052638666"/><text:soft-page-break/>Play<text:bookmark-end text:name="__RefHeading__1224_2052638666"/></text:h>
      <text:p text:style-name="P69"><text:span text:style-name="T17">To play an animation just select an animation title and click on the Play button </text:span><text:span text:style-name="T4">ref: AnimPlayBtn.png</text:span></text:p>
      <text:p text:style-name="P21"/>
      <text:h text:style-name="P78" text:outline-level="2"><text:bookmark-start text:name="__RefHeading__1226_2052638666"/>Timing Controls of the Animation <text:bookmark-end text:name="__RefHeading__1226_2052638666"/></text:h>
      <text:p text:style-name="P70"><text:span text:style-name="T17">The animations can be controlled from the Animation list and changing the Start parameters and Duration. </text:span><text:span text:style-name="T30">By default all animation starts at 0</text:span><text:span text:style-name="T55">th</text:span><text:span text:style-name="T30"> second. <text:s/></text:span></text:p>
      <text:p text:style-name="P72"><text:span text:style-name="T30">N</text:span><text:span text:style-name="T17">ote: Please note that in case of multiple animations there has to be at least one animation which starts at 0</text:span><text:span text:style-name="T54">th</text:span><text:span text:style-name="T17"> second. </text:span></text:p>
      <text:p text:style-name="P22"/>
      <text:h text:style-name="P82" text:outline-level="3"><text:bookmark-start text:name="__RefHeading__1228_2052638666"/>Start of Animation <text:bookmark-end text:name="__RefHeading__1228_2052638666"/></text:h>
      <text:list xml:id="list6970188578771618289" text:style-name="L22">
        <text:list-item>
          <text:p text:style-name="P127">Select an animation item from the animation from the list. </text:p>
        </text:list-item>
        <text:list-item>
          <text:p text:style-name="P127">Click on the cell corresponding to “Start” column as shown below:</text:p>
          <text:p text:style-name="P157">ref: AnimStartUI.png.</text:p>
        </text:list-item>
        <text:list-item>
          <text:p text:style-name="P127">Select one of the options. </text:p>
          <text:list>
            <text:list-item>
              <text:p text:style-name="P182"><text:span text:style-name="T4">At 0</text:span><text:span text:style-name="T56">th</text:span><text:span text:style-name="T4"> second</text:span><text:span text:style-name="T17"> : In this case the animation will start as soon as the SVG is loaded. </text:span></text:p>
            </text:list-item>
            <text:list-item>
              <text:p text:style-name="P182"><text:span text:style-name="T4">After</text:span><text:span text:style-name="T17">: <text:s/>If this is is chosen, then one will need to choose a reference animation after which the current animation will begin. </text:span></text:p>
            </text:list-item>
            <text:list-item>
              <text:p text:style-name="P182"><text:span text:style-name="T28">To choose a reference animation j</text:span><text:span text:style-name="T17">ust Click on the cell corresponding to Reference column and select one of the animations as reference. </text:span></text:p>
            </text:list-item>
            <text:list-item>
              <text:p text:style-name="P158">Before: <text:span text:style-name="T27"><text:s/>If this is is chosen, then one will need to choose a reference animation after which the current animation will begin. </text:span></text:p>
            </text:list-item>
            <text:list-item>
              <text:p text:style-name="P128">Just Click on the cell corresponding to Reference column and select one of the animations as reference. </text:p>
            </text:list-item>
          </text:list>
        </text:list-item>
      </text:list>
      <text:p text:style-name="P23"/>
      <text:h text:style-name="P82" text:outline-level="3"><text:bookmark-start text:name="__RefHeading__1230_2052638666"/>Duration of Animation<text:bookmark-end text:name="__RefHeading__1230_2052638666"/></text:h>
      <text:p text:style-name="P24">Duration of an animation defines the time for which the object will be animating. Shorter duration will give an effect of fast animation and longer duration will give an effect of slow animation. </text:p>
      <text:list xml:id="list3708683474854011025" text:style-name="L23">
        <text:list-item>
          <text:p text:style-name="P183"><text:span text:style-name="T29">To modify duration just click on the cell corresponding to the “</text:span><text:span text:style-name="T11">Duration</text:span><text:span text:style-name="T29">” column as shown below. </text:span></text:p>
        </text:list-item>
        <text:list-item>
          <text:p text:style-name="P129">Enter the time (in seconds) and press Apply. </text:p>
        </text:list-item>
      </text:list>
      <text:p text:style-name="P24"/>
      <text:h text:style-name="P78" text:outline-level="2"><text:bookmark-start text:name="__RefHeading__1232_2052638666"/><text:soft-page-break/>Repetition <text:bookmark-end text:name="__RefHeading__1232_2052638666"/></text:h>
      <text:p text:style-name="P71"><text:span text:style-name="T17">One can make an animation repeat mutliple times by simply modifying the value in the input-box </text:span><text:span text:style-name="T4">ref:AnimRepeatCount.png </text:span></text:p>
      <text:p text:style-name="P25"/>
      <text:p text:style-name="P25"/>
      <text:h text:style-name="P78" text:outline-level="2"><text:bookmark-start text:name="__RefHeading__1234_2052638666"/>Animation Specific Parameters<text:bookmark-end text:name="__RefHeading__1234_2052638666"/></text:h>
      <text:p text:style-name="P26">There are certain parameters which are specific to certain types of animation. </text:p>
      <text:h text:style-name="P85" text:outline-level="3"><text:bookmark-start text:name="__RefHeading__1236_2052638666"/>Rotation<text:bookmark-end text:name="__RefHeading__1236_2052638666"/></text:h>
      <text:p text:style-name="Text_20_body"><text:span text:style-name="T17"><text:s/></text:span><text:span text:style-name="T34">In the Rotation animation, an object is Rotated from an initial angle to a given final angle around a given center of rotation. </text:span></text:p>
      <text:p text:style-name="P46">Start Angle <text:span text:style-name="T17">: Gives the initial angle from where the object will start rotating. Just modify the </text:span>ref: AnimRotStartAngle.png <text:span text:style-name="T17"><text:s/></text:span><text:span text:style-name="T31">to define the initial angle </text:span><text:span text:style-name="T33">and then Apply. </text:span></text:p>
      <text:p text:style-name="P27"/>
      <text:p text:style-name="P47"><text:span text:style-name="T61">End</text:span> Angle <text:span text:style-name="T17">: Gives the </text:span><text:span text:style-name="T32">final</text:span><text:span text:style-name="T17"> angle </text:span><text:span text:style-name="T32">to which</text:span><text:span text:style-name="T17"> the object will rotat</text:span><text:span text:style-name="T32">e to</text:span><text:span text:style-name="T17">. Just modify the </text:span>ref: <text:span text:style-name="T61">AnimRotEndAngle.</text:span>png <text:span text:style-name="T17"><text:s/></text:span><text:span text:style-name="T31">to define the </text:span><text:span text:style-name="T32">final</text:span><text:span text:style-name="T31"> angle </text:span><text:span text:style-name="T33">and then Apply</text:span></text:p>
      <text:p text:style-name="P131"/>
      <text:p text:style-name="P48"><text:span text:style-name="T62">A</text:span>uto Reverse<text:span text:style-name="T17"> : Switching On this flag, will allow the rotation to swing back to initial position</text:span><text:span text:style-name="T33"> and Apply. </text:span></text:p>
      <text:p text:style-name="P27"/>
      <text:p text:style-name="P28"><text:span text:style-name="T4">Center of Rotation</text:span> : The center of rotation is point around which the rotation takes place. One can move the center of rotation. <text:span text:style-name="T4">Ref: AnimRotCenterRotation.png</text:span></text:p>
      <text:list xml:id="list9160826450749278666" text:style-name="L24">
        <text:list-item>
          <text:p text:style-name="P132">Take the mouse on the grey dot which is the center of rotation. </text:p>
        </text:list-item>
        <text:list-item>
          <text:p text:style-name="P132">Drag the dot to a desired location. </text:p>
        </text:list-item>
        <text:list-item>
          <text:p text:style-name="P132">Click on the Apply button to apply the new position of the Center of Rotation. </text:p>
        </text:list-item>
      </text:list>
      <text:p text:style-name="P5"/>
      <text:h text:style-name="Heading_20_2" text:outline-level="2"><text:bookmark-start text:name="__RefHeading__1510_1967579342"/>Path Aligned Motion<text:bookmark-end text:name="__RefHeading__1510_1967579342"/></text:h>
      <text:p text:style-name="P29">In the path aligned motion an object is moved along a given path. The Start point of the path is the Starting point and end point of the path being the end of animation. <text:s/><text:span text:style-name="T63">By default the initial path is a straight line which can be later modified into any other path of choice. </text:span></text:p>
      <text:p text:style-name="P30">The following parameters are specific to Path Aligned Motion. </text:p>
      <text:h text:style-name="Heading_20_3" text:outline-level="3"><text:bookmark-start text:name="__RefHeading__1512_1967579342"/>Path Visible: <text:bookmark-end text:name="__RefHeading__1512_1967579342"/></text:h>
      <text:list xml:id="list2110983370813234304" text:style-name="L25">
        <text:list-item>
          <text:p text:style-name="P184">Select or Unselect the checkbox to make the path visible or unvisible while animating. </text:p>
        </text:list-item>
        <text:list-item>
          <text:p text:style-name="P184"><text:soft-page-break/>Click on Apply button to apply the parameter. </text:p>
        </text:list-item>
      </text:list>
      <text:p text:style-name="P30"/>
      <text:p text:style-name="P30"/>
      <text:p text:style-name="P30"/>
      <text:h text:style-name="Heading_20_3" text:outline-level="3"><text:bookmark-start text:name="__RefHeading__1514_1967579342"/>Change Path <text:bookmark-end text:name="__RefHeading__1514_1967579342"/></text:h>
      <text:list xml:id="list605247539899932841" text:style-name="L26">
        <text:list-item>
          <text:p text:style-name="P133">Select the Type of path one would like to change to. </text:p>
        </text:list-item>
        <text:list-item>
          <text:p text:style-name="P185"><text:span text:style-name="T35">Click on Apply to make the new path effective. </text:span><text:span text:style-name="T12">Ref: AnimPAMPathChange.png</text:span></text:p>
        </text:list-item>
      </text:list>
      <text:p text:style-name="P5"/>
      <text:h text:style-name="Heading_20_3" text:outline-level="3"><text:bookmark-start text:name="__RefHeading__1516_1967579342"/>Edit Path <text:bookmark-end text:name="__RefHeading__1516_1967579342"/></text:h>
      <text:list xml:id="list1058357781017888705" text:style-name="L27">
        <text:list-item>
          <text:p text:style-name="P186"><text:span text:style-name="T64">On clicking the Edit Path ref: </text:span><text:span text:style-name="T13">AnimPAMPathEdit.png </text:span><text:span text:style-name="T36">the reference path for animation becomes editable and takes you to the properties tab. </text:span></text:p>
        </text:list-item>
        <text:list-item>
          <text:p text:style-name="P187"><text:span text:style-name="T17">Click on the Edit point button </text:span><text:span text:style-name="T4">ref: PathEditPointBtn.png </text:span><text:span text:style-name="T17">to edit the path. </text:span></text:p>
        </text:list-item>
        <text:list-item>
          <text:p text:style-name="P134">Click on the Apply button to make the modified path effective. </text:p>
        </text:list-item>
      </text:list>
      <text:p text:style-name="P135"/>
      <text:h text:style-name="P82" text:outline-level="3"><text:bookmark-start text:name="__RefHeading__1518_1967579342"/>Rolling Effect<text:bookmark-end text:name="__RefHeading__1518_1967579342"/></text:h>
      <text:p text:style-name="P73"><text:span text:style-name="T17">One can add rolling effect to the motion, especially this is perceptible in case of circular or elliptical objects with gradient fill-in. </text:span><text:span text:style-name="T37">See below: ref: </text:span><text:span text:style-name="T14">AnimPAMRollingEffect.png</text:span></text:p>
      <text:list xml:id="list6004979669887500630" text:style-name="L28">
        <text:list-item>
          <text:p text:style-name="P136">Check or Uncheck to add or remove rolling effect.</text:p>
        </text:list-item>
        <text:list-item>
          <text:p text:style-name="P136">Click on Apply to make the changes effective. </text:p>
        </text:list-item>
      </text:list>
      <text:h text:style-name="P82" text:outline-level="3"><text:bookmark-start text:name="__RefHeading__1520_1967579342"/>Touching<text:bookmark-end text:name="__RefHeading__1520_1967579342"/></text:h>
      <text:p text:style-name="P137">The object can touch at different location while animating along the path. One can select one of the touch points of the path. </text:p>
      <text:p text:style-name="P74"><text:span text:style-name="T4">Top</text:span><text:span text:style-name="T17">: On selecting this option the object will touch the top part of the path while animatingas shown below: </text:span></text:p>
      <text:p text:style-name="P49">ref: AnimPAMTouchTop.png</text:p>
      <text:p text:style-name="P74"><text:span text:style-name="T4">Center</text:span><text:span text:style-name="T17">: On selecting this option the object will pass through middle of the path while animating. </text:span></text:p>
      <text:p text:style-name="P49">ref: AnimPAMTouchCenter.png</text:p>
      <text:p text:style-name="P74"><text:span text:style-name="T4">Bottom </text:span><text:span text:style-name="T17">: On selecting this option the object will touch the bottom part of the path while animating as shown below: </text:span></text:p>
      <text:p text:style-name="P49">ref: AnimPAMTouchBottom.png</text:p>
      <text:p text:style-name="P5"/>
      <text:h text:style-name="Heading_20_2" text:outline-level="2"><text:bookmark-start text:name="__RefHeading__1522_1967579342"/><text:soft-page-break/>Linear Motion<text:bookmark-end text:name="__RefHeading__1522_1967579342"/></text:h>
      <text:p text:style-name="P75">In this type of animation, the motion is linear i.e. along a <text:span text:style-name="T65">straight</text:span> line. <text:span text:style-name="T65">These are the following specific parameters </text:span></text:p>
      <text:p text:style-name="P76"/>
      <text:p text:style-name="P76"><text:span text:style-name="T4">Auto-Reverse: <text:s/></text:span><text:span text:style-name="T17">When you check the Auto-Reverse checkbox as shown below , the object animates in a straight line and retraces the same path t come back to its original position. <text:s/></text:span></text:p>
      <text:p text:style-name="P31">ref: animLMautoreverse.png </text:p>
      <text:p text:style-name="P50">Pace: <text:s/><text:span text:style-name="T17">One can choose to have a uniform motion or accelerated motion from the option shown below: </text:span></text:p>
      <text:p text:style-name="P50">ref: animLMPace.png </text:p>
      <text:p text:style-name="P50"/>
      <text:p text:style-name="P50">Changing the Linear Path: <text:span text:style-name="T17">One can change the linear path bu moving the grey dot as depcited in the figure below: </text:span></text:p>
      <text:p text:style-name="P50">ref: AnimLMSelection.png</text:p>
      <text:p text:style-name="P31"/>
      <text:p text:style-name="P50">Other Animations </text:p>
      <text:p text:style-name="P31">There are other types of animations like Fly-In, Zoom, Horizontal skew, Vertical Skew where only Start Value in terms of % needs to be defined. As shown below:</text:p>
      <text:p text:style-name="P50">ref: animLMStartValue.png </text:p>
      <text:p text:style-name="P31"/>
      <text:p text:style-name="P50"/>
      <text:p text:style-name="P7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2">The basic functionality are Play, add, delete, apply. </text:p>
      <text:p text:style-name="P62"><text:soft-page-break/></text:p>
      <text:p text:style-name="P63">Synchronizing Animations:</text:p>
      <text:p text:style-name="P63">Explain with the list as to how to control the paramters to get synchronized animations. </text:p>
      <text:p text:style-name="P63"/>
      <text:p text:style-name="P63">Different Types of Animations:</text:p>
      <text:p text:style-name="P63">Name :</text:p>
      <text:p text:style-name="P63">Objects on which it is applicable. </text:p>
      <text:p text:style-name="P63">Specific parameters. </text:p>
      <text:p text:style-name="P63"/>
      <text:p text:style-name="P63">Types:</text:p>
      <text:list xml:id="list6804408170328356057" text:style-name="L29">
        <text:list-item>
          <text:p text:style-name="P188">animate polygon.</text:p>
        </text:list-item>
        <text:list-item>
          <text:p text:style-name="P188">Fly-In.</text:p>
        </text:list-item>
        <text:list-item>
          <text:p text:style-name="P188">Linear Motion. </text:p>
        </text:list-item>
        <text:list-item>
          <text:p text:style-name="P188">Opacity. </text:p>
        </text:list-item>
        <text:list-item>
          <text:p text:style-name="P188">Rotate. </text:p>
        </text:list-item>
        <text:list-item>
          <text:p text:style-name="P188">Hor. Skew.</text:p>
        </text:list-item>
        <text:list-item>
          <text:p text:style-name="P188">Vert Skew. </text:p>
        </text:list-item>
        <text:list-item>
          <text:p text:style-name="P188">Zoom. </text:p>
        </text:list-item>
      </text:list>
      <text:p text:style-name="P63"/>
      <text:p text:style-name="P6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08:23:02.345000000</meta:creation-date>
    <dc:date>2016-06-28T19:03:25.033000000</dc:date>
    <meta:editing-duration>PT10H57M31S</meta:editing-duration>
    <meta:editing-cycles>128</meta:editing-cycles>
    <meta:generator>LibreOffice/4.1.6.2$Windows_x86 LibreOffice_project/40ff705089295be5be0aae9b15123f687c05b0a</meta:generator>
    <meta:document-statistic meta:table-count="0" meta:image-count="0" meta:object-count="0" meta:page-count="16" meta:paragraph-count="333" meta:word-count="2972" meta:character-count="17313" meta:non-whitespace-character-count="14620"/>
  </office:meta>
</office:document-meta>
</file>